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46" style:master-page-name="MasterPage2" style:family="paragraph" style:name="P56">
      <style:text-properties fo:color="#000000" fo:font-family="Arial" style:font-family-complex="Arial" fo:font-size="11pt" fo:language="en" fo:country="US"/>
      <style:paragraph-properties/>
    </style:style>
    <style:style style:family="text" style:name="T124">
      <style:text-properties fo:color="#000000" fo:font-family="Arial" style:font-family-complex="Arial" fo:font-size="11pt" fo:language="en" fo:country="US"/>
    </style:style>
    <style:style style:family="text" style:name="T125">
      <style:text-properties fo:color="#000000" fo:font-family="Arial" style:font-family-complex="Arial" fo:font-size="11pt" fo:language="en" fo:country="US"/>
    </style:style>
    <style:style style:family="text" style:name="T126">
      <style:text-properties fo:color="#000000" fo:font-family="Arial" style:font-family-complex="Arial" fo:font-size="11pt" fo:language="en" fo:country="US"/>
    </style:style>
    <style:style style:family="text" style:name="T127">
      <style:text-properties fo:color="#000000" fo:font-family="Arial" style:font-family-complex="Arial" fo:font-size="11pt" fo:language="en" fo:country="US"/>
    </style:style>
    <style:style style:parent-style-name="646" style:family="paragraph" style:name="P57">
      <style:text-properties fo:color="#000000" fo:font-family="Arial" style:font-family-complex="Arial" fo:font-size="11pt" fo:language="en" fo:country="US"/>
      <style:paragraph-properties/>
    </style:style>
    <style:style style:family="text" style:name="T128">
      <style:text-properties fo:color="#000000" fo:font-family="Arial" style:font-family-complex="Arial" fo:font-size="11pt" fo:language="en" fo:country="US"/>
    </style:style>
    <style:style style:family="text" style:name="T129">
      <style:text-properties fo:color="#000000" fo:font-family="Arial" style:font-family-complex="Arial" fo:font-size="11pt" fo:language="en" fo:country="US"/>
    </style:style>
    <style:style style:family="text" style:name="T130">
      <style:text-properties fo:color="#000000" fo:font-family="Arial" style:font-family-complex="Arial" fo:font-size="11pt" fo:language="en" fo:country="US"/>
    </style:style>
    <style:style style:family="text" style:name="T131">
      <style:text-properties fo:color="#000000" fo:font-family="Arial" style:font-family-complex="Arial" fo:font-size="11pt" fo:language="en" fo:country="US"/>
    </style:style>
    <style:style style:family="text" style:name="T132">
      <style:text-properties fo:color="#000000" fo:font-family="Arial" style:font-family-complex="Arial" fo:font-size="11pt" fo:language="en" fo:country="US"/>
    </style:style>
    <style:style style:parent-style-name="646" style:family="paragraph" style:name="P58">
      <style:text-properties fo:color="#000000" fo:font-family="Arial" style:font-family-complex="Arial" fo:font-size="11pt" fo:language="en" fo:country="US"/>
      <style:paragraph-properties/>
    </style:style>
    <style:style style:family="text" style:name="T133">
      <style:text-properties fo:color="#000000" fo:font-family="Arial" style:font-family-complex="Arial" fo:font-size="11pt" fo:language="en" fo:country="US"/>
    </style:style>
    <style:style style:family="text" style:name="T134">
      <style:text-properties fo:color="#000000" fo:font-family="Arial" style:font-family-complex="Arial" fo:font-size="11pt" fo:language="en" fo:country="US"/>
    </style:style>
    <style:style style:family="text" style:name="T135">
      <style:text-properties fo:color="#000000" fo:font-family="Arial" style:font-family-complex="Arial" fo:font-size="11pt" fo:language="en" fo:country="US"/>
    </style:style>
    <style:style style:family="text" style:name="T136">
      <style:text-properties fo:color="#000000" fo:font-family="Arial" style:font-family-complex="Arial" fo:font-size="11pt" fo:language="en" fo:country="US"/>
    </style:style>
    <style:style style:parent-style-name="646" style:family="paragraph" style:name="P59">
      <style:text-properties fo:color="#000000" fo:font-family="Arial" style:font-family-complex="Arial" fo:font-size="11pt" fo:language="en" fo:country="US"/>
      <style:paragraph-properties/>
    </style:style>
    <style:style style:family="text" style:name="T137">
      <style:text-properties fo:color="#000000" fo:font-family="Arial" style:font-family-complex="Arial" fo:font-size="11pt" fo:language="en" fo:country="US"/>
    </style:style>
    <style:style style:family="text" style:name="T138">
      <style:text-properties fo:color="#000000" fo:font-family="Arial" style:font-family-complex="Arial" fo:font-size="11pt" fo:language="en" fo:country="US"/>
    </style:style>
    <style:style style:family="text" style:name="T139">
      <style:text-properties fo:color="#000000" fo:font-family="Arial" style:font-family-complex="Arial" fo:font-size="11pt" fo:language="en" fo:country="US"/>
    </style:style>
    <style:style style:parent-style-name="646" style:family="paragraph" style:name="P60">
      <style:text-properties fo:color="#000000" fo:font-family="Arial" style:font-family-complex="Arial" fo:font-size="11pt" fo:language="en" fo:country="US"/>
      <style:paragraph-properties/>
    </style:style>
    <style:style style:family="text" style:name="T140">
      <style:text-properties fo:color="#000000" fo:font-family="Arial" style:font-family-complex="Arial" fo:font-size="11pt" fo:language="en" fo:country="US"/>
    </style:style>
    <style:style style:family="text" style:name="T141">
      <style:text-properties fo:color="#000000" fo:font-family="Arial" style:font-family-complex="Arial" fo:font-size="11pt" fo:language="en" fo:country="US"/>
    </style:style>
    <style:style style:family="text" style:name="T142">
      <style:text-properties fo:color="#000000" fo:font-family="Arial" style:font-family-complex="Arial" fo:font-size="11pt" fo:language="en" fo:country="US"/>
    </style:style>
    <style:style style:parent-style-name="646" style:family="paragraph" style:name="P61">
      <style:text-properties fo:color="#000000" fo:font-family="Arial" style:font-family-complex="Arial" fo:font-size="11pt" fo:language="en" fo:country="US"/>
      <style:paragraph-properties/>
    </style:style>
    <style:style style:family="text" style:name="T143">
      <style:text-properties fo:color="#000000" fo:font-family="Arial" style:font-family-complex="Arial" fo:font-size="11pt" fo:language="en" fo:country="US"/>
    </style:style>
    <style:style style:family="text" style:name="T144">
      <style:text-properties fo:color="#000000" fo:font-family="Arial" style:font-family-complex="Arial" fo:font-size="11pt" fo:language="en" fo:country="US"/>
    </style:style>
    <style:style style:family="text" style:name="T145">
      <style:text-properties fo:color="#000000" fo:font-family="Arial" style:font-family-complex="Arial" fo:font-size="11pt" fo:language="en" fo:country="US"/>
    </style:style>
    <style:style style:parent-style-name="646" style:family="paragraph" style:name="P62">
      <style:text-properties fo:color="#000000" fo:font-family="Arial" style:font-family-complex="Arial" fo:font-size="11pt" fo:language="en" fo:country="US"/>
      <style:paragraph-properties/>
    </style:style>
    <style:style style:family="text" style:name="T146">
      <style:text-properties fo:color="#000000" fo:font-family="Arial" style:font-family-complex="Arial" fo:font-size="11pt" fo:language="en" fo:country="US"/>
    </style:style>
    <style:style style:family="text" style:name="T147">
      <style:text-properties fo:color="#000000" fo:font-family="Arial" style:font-family-complex="Arial" fo:font-size="11pt" fo:language="en" fo:country="US"/>
    </style:style>
    <style:style style:family="text" style:name="T148">
      <style:text-properties fo:color="#000000" fo:font-family="Arial" style:font-family-complex="Arial" fo:font-size="11pt" fo:language="en" fo:country="US"/>
    </style:style>
    <style:style style:parent-style-name="646" style:family="paragraph" style:name="P63">
      <style:text-properties fo:color="#000000" fo:font-family="Arial" style:font-family-complex="Arial" fo:font-size="11pt" fo:language="en" fo:country="US"/>
      <style:paragraph-properties/>
    </style:style>
    <style:style style:family="text" style:name="T149">
      <style:text-properties fo:color="#000000" fo:font-family="Arial" style:font-family-complex="Arial" fo:font-size="11pt" fo:language="en" fo:country="US"/>
    </style:style>
    <style:style style:family="text" style:name="T150">
      <style:text-properties fo:color="#000000" fo:font-family="Arial" style:font-family-complex="Arial" fo:font-size="11pt" fo:language="en" fo:country="US"/>
    </style:style>
    <style:style style:family="text" style:name="T151">
      <style:text-properties fo:color="#000000" fo:font-family="Arial" style:font-family-complex="Arial" fo:font-size="11pt" fo:language="en" fo:country="US"/>
    </style:style>
    <style:style style:parent-style-name="646" style:family="paragraph" style:name="P64">
      <style:text-properties fo:color="#000000" fo:font-family="Arial" style:font-family-complex="Arial" fo:font-size="11pt" fo:language="en" fo:country="US"/>
      <style:paragraph-properties/>
    </style:style>
    <style:style style:family="text" style:name="T152">
      <style:text-properties fo:color="#000000" fo:font-family="Arial" style:font-family-complex="Arial" fo:font-size="11pt" fo:language="en" fo:country="US"/>
    </style:style>
    <style:style style:family="text" style:name="T153">
      <style:text-properties fo:color="#000000" fo:font-family="Arial" style:font-family-complex="Arial" fo:font-size="11pt" fo:language="en" fo:country="US"/>
    </style:style>
    <style:style style:family="text" style:name="T154">
      <style:text-properties fo:color="#000000" fo:font-family="Arial" style:font-family-complex="Arial" fo:font-size="11pt" fo:language="en" fo:country="US"/>
    </style:style>
    <style:style style:parent-style-name="646" style:family="paragraph" style:name="P65">
      <style:text-properties fo:color="#000000" fo:font-family="Arial" style:font-family-complex="Arial" fo:font-size="11pt" fo:language="en" fo:country="US"/>
      <style:paragraph-properties/>
    </style:style>
    <style:style style:family="text" style:name="T155">
      <style:text-properties fo:color="#000000" fo:font-family="Arial" style:font-family-complex="Arial" fo:font-size="11pt" fo:language="en" fo:country="US"/>
    </style:style>
    <style:style style:family="text" style:name="T156">
      <style:text-properties fo:color="#000000" fo:font-family="Arial" style:font-family-complex="Arial" fo:font-size="11pt" fo:language="en" fo:country="US"/>
    </style:style>
    <style:style style:family="text" style:name="T157">
      <style:text-properties fo:color="#000000" fo:font-family="Arial" style:font-family-complex="Arial" fo:font-size="11pt" fo:language="en" fo:country="US"/>
    </style:style>
    <style:style style:parent-style-name="646" style:family="paragraph" style:name="P66">
      <style:text-properties fo:color="#000000" fo:font-family="Arial" style:font-family-complex="Arial" fo:font-size="11pt" fo:language="en" fo:country="US"/>
      <style:paragraph-properties/>
    </style:style>
    <style:style style:family="text" style:name="T158">
      <style:text-properties fo:color="#000000" fo:font-family="Arial" style:font-family-complex="Arial" fo:font-size="11pt" fo:language="en" fo:country="US"/>
    </style:style>
    <style:style style:family="text" style:name="T159">
      <style:text-properties fo:color="#000000" fo:font-family="Arial" style:font-family-complex="Arial" fo:font-size="11pt" fo:language="en" fo:country="US"/>
    </style:style>
    <style:style style:family="text" style:name="T160">
      <style:text-properties fo:color="#000000" fo:font-family="Arial" style:font-family-complex="Arial" fo:font-size="11pt" fo:language="en" fo:country="US"/>
    </style:style>
    <style:style style:parent-style-name="646" style:family="paragraph" style:name="P67">
      <style:text-properties fo:color="#000000" fo:font-family="Arial" style:font-family-complex="Arial" fo:font-size="11pt" fo:language="en" fo:country="US"/>
      <style:paragraph-properties/>
    </style:style>
    <style:style style:family="text" style:name="T161">
      <style:text-properties fo:color="#000000" fo:font-family="Arial" style:font-family-complex="Arial" fo:font-size="11pt" fo:language="en" fo:country="US"/>
    </style:style>
    <style:style style:family="text" style:name="T162">
      <style:text-properties fo:color="#000000" fo:font-family="Arial" style:font-family-complex="Arial" fo:font-size="11pt" fo:language="en" fo:country="US"/>
    </style:style>
    <style:style style:family="text" style:name="T163">
      <style:text-properties fo:color="#000000" fo:font-family="Arial" style:font-family-complex="Arial" fo:font-size="11pt" fo:language="en" fo:country="US"/>
    </style:style>
    <style:style style:family="text" style:name="T164">
      <style:text-properties fo:color="#000000" fo:font-family="Arial" style:font-family-complex="Arial" fo:font-size="11pt" fo:language="en" fo:country="US"/>
    </style:style>
    <style:style style:parent-style-name="646" style:family="paragraph" style:name="P68">
      <style:text-properties fo:color="#000000" fo:font-family="Arial" style:font-family-complex="Arial" fo:font-size="11pt" fo:language="en" fo:country="US"/>
      <style:paragraph-properties/>
    </style:style>
    <style:style style:family="text" style:name="T165">
      <style:text-properties fo:color="#000000" fo:font-family="Arial" style:font-family-complex="Arial" fo:font-size="11pt" fo:language="en" fo:country="US"/>
    </style:style>
    <style:style style:family="text" style:name="T166">
      <style:text-properties fo:color="#000000" fo:font-family="Arial" style:font-family-complex="Arial" fo:font-size="11pt" fo:language="en" fo:country="US"/>
    </style:style>
    <style:style style:family="text" style:name="T167">
      <style:text-properties fo:color="#000000" fo:font-family="Arial" style:font-family-complex="Arial" fo:font-size="11pt" fo:language="en" fo:country="US"/>
    </style:style>
    <style:style style:parent-style-name="646" style:family="paragraph" style:name="P69">
      <style:text-properties fo:color="#000000" fo:font-family="Arial" style:font-family-complex="Arial" fo:font-size="11pt" fo:language="en" fo:country="US"/>
      <style:paragraph-properties/>
    </style:style>
    <style:style style:family="text" style:name="T168">
      <style:text-properties fo:color="#000000" fo:font-family="Arial" style:font-family-complex="Arial" fo:font-size="11pt" fo:language="en" fo:country="US"/>
    </style:style>
    <style:style style:family="text" style:name="T169">
      <style:text-properties fo:color="#000000" fo:font-family="Arial" style:font-family-complex="Arial" fo:font-size="11pt" fo:language="en" fo:country="US"/>
    </style:style>
    <style:style style:family="text" style:name="T170">
      <style:text-properties fo:color="#000000" fo:font-family="Arial" style:font-family-complex="Arial" fo:font-size="11pt" fo:language="en" fo:country="US" fo:font-weight="bold"/>
    </style:style>
    <style:style style:family="text" style:name="T171">
      <style:text-properties fo:color="#000000" fo:font-family="Arial" style:font-family-complex="Arial" fo:font-size="11pt" fo:language="en" fo:country="US" fo:font-weight="normal"/>
    </style:style>
    <style:style style:family="text" style:name="T172">
      <style:text-properties fo:color="#000000" fo:font-family="Arial" style:font-family-complex="Arial" fo:font-size="11pt" fo:language="en" fo:country="US"/>
    </style:style>
    <style:style style:family="text" style:name="T173">
      <style:text-properties fo:color="#000000" fo:font-family="Arial" style:font-family-complex="Arial" fo:font-size="11pt" fo:language="en" fo:country="US"/>
    </style:style>
    <style:style style:parent-style-name="646" style:family="paragraph" style:name="P70">
      <style:text-properties fo:color="#000000" fo:font-family="Arial" style:font-family-complex="Arial" fo:font-size="11pt" fo:language="en" fo:country="US"/>
      <style:paragraph-properties/>
    </style:style>
    <style:style style:family="text" style:name="T174">
      <style:text-properties fo:color="#000000" fo:font-family="Arial" style:font-family-complex="Arial" fo:font-size="11pt" fo:language="en" fo:country="US"/>
    </style:style>
    <style:style style:family="text" style:name="T175">
      <style:text-properties fo:color="#000000" fo:font-family="Arial" style:font-family-complex="Arial" fo:font-size="11pt" fo:language="en" fo:country="US" fo:font-weight="normal"/>
    </style:style>
    <style:style style:family="text" style:name="T176">
      <style:text-properties fo:color="#000000" fo:font-family="Arial" style:font-family-complex="Arial" fo:font-size="11pt" fo:language="en" fo:country="US" fo:font-weight="normal"/>
    </style:style>
    <style:style style:family="text" style:name="T177">
      <style:text-properties fo:color="#000000" fo:font-family="Arial" style:font-family-complex="Arial" fo:font-size="11pt" fo:language="en" fo:country="US" fo:font-weight="normal"/>
    </style:style>
    <style:style style:family="text" style:name="T178">
      <style:text-properties fo:color="#000000" fo:font-family="Arial" style:font-family-complex="Arial" fo:font-size="11pt" fo:language="en" fo:country="US" fo:font-weight="normal"/>
    </style:style>
    <style:style style:family="text" style:name="T179">
      <style:text-properties fo:color="#000000" fo:font-family="Arial" style:font-family-complex="Arial" fo:font-size="11pt" fo:language="en" fo:country="US"/>
    </style:style>
    <style:style style:family="text" style:name="T180">
      <style:text-properties fo:color="#000000" fo:font-family="Arial" style:font-family-complex="Arial" fo:font-size="11pt" fo:language="en" fo:country="US"/>
    </style:style>
    <style:style style:parent-style-name="646" style:family="paragraph" style:name="P71">
      <style:text-properties fo:color="#000000" fo:font-family="Arial" style:font-family-complex="Arial" fo:font-size="11pt" fo:language="en" fo:country="US"/>
      <style:paragraph-properties/>
    </style:style>
    <style:style style:family="text" style:name="T181">
      <style:text-properties fo:color="#000000" fo:font-family="Arial" style:font-family-complex="Arial" fo:font-size="11pt" fo:language="en" fo:country="US" fo:font-weight="normal"/>
    </style:style>
    <style:style style:family="text" style:name="T182">
      <style:text-properties fo:color="#000000" fo:font-family="Arial" style:font-family-complex="Arial" fo:font-size="11pt" fo:language="en" fo:country="US"/>
    </style:style>
    <style:style style:family="text" style:name="T183">
      <style:text-properties fo:color="#000000" fo:font-family="Arial" style:font-family-complex="Arial" fo:font-size="11pt" fo:language="en" fo:country="US"/>
    </style:style>
    <style:style style:parent-style-name="646" style:family="paragraph" style:name="P72">
      <style:text-properties fo:color="#000000" fo:font-family="Arial" style:font-family-complex="Arial" fo:font-size="11pt" fo:language="en" fo:country="US"/>
      <style:paragraph-properties/>
    </style:style>
    <style:style style:family="text" style:name="T184">
      <style:text-properties fo:color="#000000" fo:font-family="Arial" style:font-family-complex="Arial" fo:font-size="11pt" fo:language="en" fo:country="US"/>
    </style:style>
    <style:style style:family="text" style:name="T185">
      <style:text-properties fo:color="#000000" fo:font-family="Arial" style:font-family-complex="Arial" fo:font-size="11pt" fo:language="en" fo:country="US"/>
    </style:style>
    <style:style style:family="text" style:name="T186">
      <style:text-properties fo:color="#000000" fo:font-family="Arial" style:font-family-complex="Arial" fo:font-size="11pt" fo:language="en" fo:country="US"/>
    </style:style>
    <style:style style:family="text" style:name="T187">
      <style:text-properties fo:color="#000000" fo:font-family="Arial" style:font-family-complex="Arial" fo:font-size="11pt" fo:language="en" fo:country="US"/>
    </style:style>
    <style:style style:parent-style-name="646" style:family="paragraph" style:name="P73">
      <style:text-properties fo:color="#000000" fo:font-family="Arial" style:font-family-complex="Arial" fo:font-size="11pt" fo:language="en" fo:country="US"/>
      <style:paragraph-properties/>
    </style:style>
    <style:style style:family="text" style:name="T188">
      <style:text-properties fo:color="#000000" fo:font-family="Arial" style:font-family-complex="Arial" fo:font-size="11pt" fo:language="en" fo:country="US"/>
    </style:style>
    <style:style style:family="text" style:name="T189">
      <style:text-properties fo:color="#000000" fo:font-family="Arial" style:font-family-complex="Arial" fo:font-size="11pt" fo:language="en" fo:country="US"/>
    </style:style>
    <style:style style:family="text" style:name="T190">
      <style:text-properties fo:color="#000000" fo:font-family="Arial" style:font-family-complex="Arial" fo:font-size="11pt" fo:language="en" fo:country="US"/>
    </style:style>
    <style:style style:parent-style-name="646" style:family="paragraph" style:name="P74">
      <style:text-properties fo:color="#000000" fo:font-family="Arial" style:font-family-complex="Arial" fo:font-size="11pt" fo:language="en" fo:country="US"/>
      <style:paragraph-properties/>
    </style:style>
    <style:style style:family="text" style:name="T191">
      <style:text-properties fo:color="#000000" fo:font-family="Arial" style:font-family-complex="Arial" fo:font-size="11pt" fo:language="en" fo:country="US"/>
    </style:style>
    <style:style style:family="text" style:name="T192">
      <style:text-properties fo:color="#000000" fo:font-family="Arial" style:font-family-complex="Arial" fo:font-size="11pt" fo:language="en" fo:country="US"/>
    </style:style>
    <style:style style:family="text" style:name="T193">
      <style:text-properties fo:color="#000000" fo:font-family="Arial" style:font-family-complex="Arial" fo:font-size="11pt" fo:language="en" fo:country="US"/>
    </style:style>
    <style:style style:family="text" style:name="T194">
      <style:text-properties fo:color="#000000" fo:font-family="Arial" style:font-family-complex="Arial" fo:font-size="11pt" fo:language="en" fo:country="US"/>
    </style:style>
    <style:style style:parent-style-name="646" style:family="paragraph" style:name="P75">
      <style:text-properties fo:color="#000000" fo:font-family="Arial" style:font-family-complex="Arial" fo:font-size="11pt" fo:language="en" fo:country="US"/>
      <style:paragraph-properties/>
    </style:style>
    <style:style style:family="text" style:name="T195">
      <style:text-properties fo:color="#000000" fo:font-family="Arial" style:font-family-complex="Arial" fo:font-size="11pt" fo:language="en" fo:country="US"/>
    </style:style>
    <style:style style:family="text" style:name="T196">
      <style:text-properties fo:color="#000000" fo:font-family="Arial" style:font-family-complex="Arial" fo:font-size="11pt" fo:language="en" fo:country="US"/>
    </style:style>
    <style:style style:family="text" style:name="T197">
      <style:text-properties fo:color="#000000" fo:font-family="Arial" style:font-family-complex="Arial" fo:font-size="11pt" fo:language="en" fo:country="US"/>
    </style:style>
    <style:style style:parent-style-name="646" style:family="paragraph" style:name="P76">
      <style:text-properties fo:color="#000000" fo:font-family="Arial" style:font-family-complex="Arial" fo:font-size="11pt" fo:language="en" fo:country="US"/>
      <style:paragraph-properties/>
    </style:style>
    <style:style style:family="text" style:name="T198">
      <style:text-properties fo:color="#000000" fo:font-family="Arial" style:font-family-complex="Arial" fo:font-size="11pt" fo:language="en" fo:country="US"/>
    </style:style>
    <style:style style:family="text" style:name="T199">
      <style:text-properties fo:color="#000000" fo:font-family="Arial" style:font-family-complex="Arial" fo:font-size="11pt" fo:language="en" fo:country="US"/>
    </style:style>
    <style:style style:family="text" style:name="T200">
      <style:text-properties fo:color="#000000" fo:font-family="Arial" style:font-family-complex="Arial" fo:font-size="11pt" fo:language="en" fo:country="US"/>
    </style:style>
    <style:style style:parent-style-name="646" style:family="paragraph" style:name="P77">
      <style:text-properties fo:color="#000000" fo:font-family="Arial" style:font-family-complex="Arial" fo:font-size="11pt" fo:language="en" fo:country="US"/>
      <style:paragraph-properties/>
    </style:style>
    <style:style style:family="text" style:name="T201">
      <style:text-properties fo:color="#000000" fo:font-family="Arial" style:font-family-complex="Arial" fo:font-size="11pt" fo:language="en" fo:country="US"/>
    </style:style>
    <style:style style:family="text" style:name="T202">
      <style:text-properties fo:color="#000000" fo:font-family="Arial" style:font-family-complex="Arial" fo:font-size="11pt" fo:language="en" fo:country="US"/>
    </style:style>
    <style:style style:family="text" style:name="T203">
      <style:text-properties fo:color="#000000" fo:font-family="Arial" style:font-family-complex="Arial" fo:font-size="11pt" fo:language="en" fo:country="US"/>
    </style:style>
    <style:style style:parent-style-name="646" style:family="paragraph" style:name="P78">
      <style:text-properties fo:color="#000000" fo:font-family="Arial" style:font-family-complex="Arial" fo:font-size="11pt" fo:language="en" fo:country="US"/>
      <style:paragraph-properties/>
    </style:style>
    <style:style style:family="text" style:name="T204">
      <style:text-properties fo:color="#000000" fo:font-family="Arial" style:font-family-complex="Arial" fo:font-size="11pt" fo:language="en" fo:country="US"/>
    </style:style>
    <style:style style:family="text" style:name="T205">
      <style:text-properties fo:color="#000000" fo:font-family="Arial" style:font-family-complex="Arial" fo:font-size="11pt" fo:language="en" fo:country="US"/>
    </style:style>
    <style:style style:family="text" style:name="T206">
      <style:text-properties fo:color="#000000" fo:font-family="Arial" style:font-family-complex="Arial" fo:font-size="11pt" fo:language="en" fo:country="US"/>
    </style:style>
    <style:style style:parent-style-name="646" style:family="paragraph" style:name="P79">
      <style:text-properties fo:color="#000000" fo:font-family="Arial" style:font-family-complex="Arial" fo:font-size="11pt" fo:language="en" fo:country="US"/>
      <style:paragraph-properties/>
    </style:style>
    <style:style style:family="text" style:name="T207">
      <style:text-properties fo:color="#000000" fo:font-family="Arial" style:font-family-complex="Arial" fo:font-size="11pt" fo:language="en" fo:country="US"/>
    </style:style>
    <style:style style:family="text" style:name="T208">
      <style:text-properties fo:color="#000000" fo:font-family="Arial" style:font-family-complex="Arial" fo:font-size="11pt" fo:language="en" fo:country="US"/>
    </style:style>
    <style:style style:family="text" style:name="T209">
      <style:text-properties fo:color="#000000" fo:font-family="Arial" style:font-family-complex="Arial" fo:font-size="11pt" fo:language="en" fo:country="US"/>
    </style:style>
    <style:style style:family="text" style:name="T210">
      <style:text-properties fo:color="#000000" fo:font-family="Arial" style:font-family-complex="Arial" fo:font-size="11pt" fo:language="en" fo:country="US"/>
    </style:style>
    <style:style style:parent-style-name="646" style:family="paragraph" style:name="P80">
      <style:text-properties fo:color="#000000" fo:font-family="Arial" style:font-family-complex="Arial" fo:font-size="11pt" fo:language="en" fo:country="US"/>
      <style:paragraph-properties/>
    </style:style>
    <style:style style:family="text" style:name="T211">
      <style:text-properties fo:color="#000000" fo:font-family="Arial" style:font-family-complex="Arial" fo:font-size="11pt" fo:language="en" fo:country="US"/>
    </style:style>
    <style:style style:family="text" style:name="T212">
      <style:text-properties fo:color="#000000" fo:font-family="Arial" style:font-family-complex="Arial" fo:font-size="11pt" fo:language="en" fo:country="US"/>
    </style:style>
    <style:style style:family="text" style:name="T213">
      <style:text-properties fo:color="#000000" fo:font-family="Arial" style:font-family-complex="Arial" fo:font-size="11pt" fo:language="en" fo:country="US"/>
    </style:style>
    <style:style style:family="text" style:name="T214">
      <style:text-properties fo:color="#000000" fo:font-family="Arial" style:font-family-complex="Arial" fo:font-size="11pt" fo:language="en" fo:country="US"/>
    </style:style>
    <style:style style:parent-style-name="646" style:family="paragraph" style:name="P81">
      <style:text-properties fo:color="#000000" fo:font-family="Arial" style:font-family-complex="Arial" fo:font-size="11pt" fo:language="en" fo:country="US"/>
      <style:paragraph-properties/>
    </style:style>
    <style:style style:family="text" style:name="T215">
      <style:text-properties fo:color="#000000" fo:font-family="Arial" style:font-family-complex="Arial" fo:font-size="11pt" fo:language="en" fo:country="US"/>
    </style:style>
    <style:style style:family="text" style:name="T216">
      <style:text-properties fo:color="#000000" fo:font-family="Arial" style:font-family-complex="Arial" fo:font-size="11pt" fo:language="en" fo:country="US"/>
    </style:style>
    <style:style style:family="text" style:name="T217">
      <style:text-properties fo:color="#000000" fo:font-family="Arial" style:font-family-complex="Arial" fo:font-size="11pt" fo:language="en" fo:country="US"/>
    </style:style>
    <style:style style:parent-style-name="646" style:family="paragraph" style:name="P82">
      <style:text-properties fo:color="#000000" fo:font-family="Arial" style:font-family-complex="Arial" fo:font-size="11pt" fo:language="en" fo:country="US"/>
      <style:paragraph-properties/>
    </style:style>
    <style:style style:family="text" style:name="T218">
      <style:text-properties fo:color="#000000" fo:font-family="Arial" style:font-family-complex="Arial" fo:font-size="11pt" fo:language="en" fo:country="US"/>
    </style:style>
    <style:style style:family="text" style:name="T219">
      <style:text-properties fo:color="#000000" fo:font-family="Arial" style:font-family-complex="Arial" fo:font-size="11pt" fo:language="en" fo:country="US"/>
    </style:style>
    <style:style style:family="text" style:name="T220">
      <style:text-properties fo:color="#000000" fo:font-family="Arial" style:font-family-complex="Arial" fo:font-size="11pt" fo:language="en" fo:country="US"/>
    </style:style>
    <style:style style:family="text" style:name="T221">
      <style:text-properties fo:color="#000000" fo:font-family="Arial" style:font-family-complex="Arial" fo:font-size="11pt" fo:language="en" fo:country="US"/>
    </style:style>
    <style:style style:parent-style-name="646" style:family="paragraph" style:name="P83">
      <style:text-properties fo:color="#000000" fo:font-family="Arial" style:font-family-complex="Arial" fo:font-size="11pt" fo:language="en" fo:country="US"/>
      <style:paragraph-properties/>
    </style:style>
    <style:style style:family="text" style:name="T222">
      <style:text-properties fo:color="#000000" fo:font-family="Arial" style:font-family-complex="Arial" fo:font-size="11pt" fo:language="en" fo:country="US"/>
    </style:style>
    <style:style style:family="text" style:name="T223">
      <style:text-properties fo:color="#000000" fo:font-family="Arial" style:font-family-complex="Arial" fo:font-size="11pt" fo:language="en" fo:country="US"/>
    </style:style>
    <style:style style:family="text" style:name="T224">
      <style:text-properties fo:color="#000000" fo:font-family="Arial" style:font-family-complex="Arial" fo:font-size="11pt" fo:language="en" fo:country="US"/>
    </style:style>
    <style:style style:parent-style-name="646" style:family="paragraph" style:name="P84">
      <style:text-properties fo:color="#000000" fo:font-family="Arial" style:font-family-complex="Arial" fo:font-size="11pt" fo:language="en" fo:country="US"/>
      <style:paragraph-properties/>
    </style:style>
    <style:style style:family="text" style:name="T225">
      <style:text-properties fo:color="#000000" fo:font-family="Arial" style:font-family-complex="Arial" fo:font-size="11pt" fo:language="en" fo:country="US"/>
    </style:style>
    <style:style style:family="text" style:name="T226">
      <style:text-properties fo:color="#000000" fo:font-family="Arial" style:font-family-complex="Arial" fo:font-size="11pt" fo:language="en" fo:country="US"/>
    </style:style>
    <style:style style:family="text" style:name="T227">
      <style:text-properties fo:color="#000000" fo:font-family="Arial" style:font-family-complex="Arial" fo:font-size="11pt" fo:language="en" fo:country="US"/>
    </style:style>
    <style:style style:parent-style-name="646" style:family="paragraph" style:name="P85">
      <style:text-properties fo:color="#000000" fo:font-family="Arial" style:font-family-complex="Arial" fo:font-size="11pt" fo:language="en" fo:country="US"/>
      <style:paragraph-properties/>
    </style:style>
    <style:style style:family="text" style:name="T228">
      <style:text-properties fo:color="#000000" fo:font-family="Arial" style:font-family-complex="Arial" fo:font-size="11pt" fo:language="en" fo:country="US"/>
    </style:style>
    <style:style style:family="text" style:name="T229">
      <style:text-properties fo:color="#000000" fo:font-family="Arial" style:font-family-complex="Arial" fo:font-size="11pt" fo:language="en" fo:country="US"/>
    </style:style>
    <style:style style:family="text" style:name="T230">
      <style:text-properties fo:color="#000000" fo:font-family="Arial" style:font-family-complex="Arial" fo:font-size="11pt" fo:language="en" fo:country="US"/>
    </style:style>
    <style:style style:parent-style-name="646" style:family="paragraph" style:name="P86">
      <style:text-properties fo:color="#000000" fo:font-family="Arial" style:font-family-complex="Arial" fo:font-size="11pt" fo:language="en" fo:country="US"/>
      <style:paragraph-properties/>
    </style:style>
    <style:style style:family="text" style:name="T231">
      <style:text-properties fo:color="#000000" fo:font-family="Arial" style:font-family-complex="Arial" fo:font-size="11pt" fo:language="en" fo:country="US"/>
    </style:style>
    <style:style style:family="text" style:name="T232">
      <style:text-properties fo:color="#000000" fo:font-family="Arial" style:font-family-complex="Arial" fo:font-size="11pt" fo:language="en" fo:country="US"/>
    </style:style>
    <style:style style:family="text" style:name="T233">
      <style:text-properties fo:color="#000000" fo:font-family="Arial" style:font-family-complex="Arial" fo:font-size="11pt" fo:language="en" fo:country="US"/>
    </style:style>
    <style:style style:parent-style-name="646" style:family="paragraph" style:name="P87">
      <style:text-properties fo:color="#000000" fo:font-family="Arial" style:font-family-complex="Arial" fo:font-size="11pt" fo:language="en" fo:country="US"/>
      <style:paragraph-properties/>
    </style:style>
    <style:style style:family="text" style:name="T234">
      <style:text-properties fo:color="#000000" fo:font-family="Arial" style:font-family-complex="Arial" fo:font-size="11pt" fo:language="en" fo:country="US"/>
    </style:style>
    <style:style style:family="text" style:name="T235">
      <style:text-properties fo:color="#000000" fo:font-family="Arial" style:font-family-complex="Arial" fo:font-size="11pt" fo:language="en" fo:country="US"/>
    </style:style>
    <style:style style:family="text" style:name="T236">
      <style:text-properties fo:color="#000000" fo:font-family="Arial" style:font-family-complex="Arial" fo:font-size="11pt" fo:language="en" fo:country="US"/>
    </style:style>
    <style:style style:parent-style-name="646" style:family="paragraph" style:name="P88">
      <style:text-properties fo:color="#000000" fo:font-family="Arial" style:font-family-complex="Arial" fo:font-size="11pt" fo:language="en" fo:country="US"/>
      <style:paragraph-properties/>
    </style:style>
    <style:style style:family="text" style:name="T237">
      <style:text-properties fo:color="#000000" fo:font-family="Arial" style:font-family-complex="Arial" fo:font-size="11pt" fo:language="en" fo:country="US"/>
    </style:style>
    <style:style style:family="text" style:name="T238">
      <style:text-properties fo:color="#000000" fo:font-family="Arial" style:font-family-complex="Arial" fo:font-size="11pt" fo:language="en" fo:country="US"/>
    </style:style>
    <style:style style:family="text" style:name="T239">
      <style:text-properties fo:color="#000000" fo:font-family="Arial" style:font-family-complex="Arial" fo:font-size="11pt" fo:language="en" fo:country="US"/>
    </style:style>
    <style:style style:parent-style-name="646" style:family="paragraph" style:name="P89">
      <style:text-properties fo:color="#000000" fo:font-family="Arial" style:font-family-complex="Arial" fo:font-size="11pt" fo:language="en" fo:country="US"/>
      <style:paragraph-properties/>
    </style:style>
    <style:style style:family="text" style:name="T240">
      <style:text-properties fo:color="#000000" fo:font-family="Arial" style:font-family-complex="Arial" fo:font-size="11pt" fo:language="en" fo:country="US"/>
    </style:style>
    <style:style style:family="text" style:name="T241">
      <style:text-properties fo:color="#000000" fo:font-family="Arial" style:font-family-complex="Arial" fo:font-size="11pt" fo:language="en" fo:country="US"/>
    </style:style>
    <style:style style:family="text" style:name="T242">
      <style:text-properties fo:color="#000000" fo:font-family="Arial" style:font-family-complex="Arial" fo:font-size="11pt" fo:language="en" fo:country="US"/>
    </style:style>
    <style:style style:parent-style-name="646" style:family="paragraph" style:name="P90">
      <style:text-properties fo:color="#000000" fo:font-family="Arial" style:font-family-complex="Arial" fo:font-size="11pt" fo:language="en" fo:country="US"/>
      <style:paragraph-properties/>
    </style:style>
    <style:style style:family="text" style:name="T243">
      <style:text-properties fo:color="#000000" fo:font-family="Arial" style:font-family-complex="Arial" fo:font-size="11pt" fo:language="en" fo:country="US"/>
    </style:style>
    <style:style style:family="text" style:name="T244">
      <style:text-properties fo:color="#000000" fo:font-family="Arial" style:font-family-complex="Arial" fo:font-size="11pt" fo:language="en" fo:country="US"/>
    </style:style>
    <style:style style:family="text" style:name="T245">
      <style:text-properties fo:color="#000000" fo:font-family="Arial" style:font-family-complex="Arial" fo:font-size="11pt" fo:language="en" fo:country="US"/>
    </style:style>
    <style:style style:family="text" style:name="T246">
      <style:text-properties fo:color="#000000" fo:font-family="Arial" style:font-family-complex="Arial" fo:font-size="11pt" fo:language="en" fo:country="US"/>
    </style:style>
    <style:style style:parent-style-name="646" style:family="paragraph" style:name="P91">
      <style:text-properties fo:color="#000000" fo:font-family="Arial" style:font-family-complex="Arial" fo:font-size="11pt" fo:language="en" fo:country="US"/>
      <style:paragraph-properties/>
    </style:style>
    <style:style style:family="text" style:name="T247">
      <style:text-properties fo:color="#000000" fo:font-family="Arial" style:font-family-complex="Arial" fo:font-size="11pt" fo:language="en" fo:country="US"/>
    </style:style>
    <style:style style:family="text" style:name="T248">
      <style:text-properties fo:color="#000000" fo:font-family="Arial" style:font-family-complex="Arial" fo:font-size="11pt" fo:language="en" fo:country="US"/>
    </style:style>
    <style:style style:family="text" style:name="T249">
      <style:text-properties fo:color="#000000" fo:font-family="Arial" style:font-family-complex="Arial" fo:font-size="11pt" fo:language="en" fo:country="US"/>
    </style:style>
    <style:style style:parent-style-name="646" style:family="paragraph" style:name="P92">
      <style:text-properties fo:color="#000000" fo:font-family="Arial" style:font-family-complex="Arial" fo:font-size="11pt" fo:language="en" fo:country="US"/>
      <style:paragraph-properties/>
    </style:style>
    <style:style style:family="text" style:name="T250">
      <style:text-properties fo:color="#000000" fo:font-family="Arial" style:font-family-complex="Arial" fo:font-size="11pt" fo:language="en" fo:country="US"/>
    </style:style>
    <style:style style:family="text" style:name="T251">
      <style:text-properties fo:color="#000000" fo:font-family="Arial" style:font-family-complex="Arial" fo:font-size="11pt" fo:language="en" fo:country="US"/>
    </style:style>
    <style:style style:family="text" style:name="T252">
      <style:text-properties fo:color="#000000" fo:font-family="Arial" style:font-family-complex="Arial" fo:font-size="11pt" fo:language="en" fo:country="US"/>
    </style:style>
    <style:style style:parent-style-name="646" style:family="paragraph" style:name="P93">
      <style:text-properties fo:color="#000000" fo:font-family="Arial" style:font-family-complex="Arial" fo:font-size="11pt" fo:language="en" fo:country="US"/>
      <style:paragraph-properties/>
    </style:style>
    <style:style style:family="text" style:name="T253">
      <style:text-properties fo:color="#000000" fo:font-family="Arial" style:font-family-complex="Arial" fo:font-size="11pt" fo:language="en" fo:country="US"/>
    </style:style>
    <style:style style:family="text" style:name="T254">
      <style:text-properties fo:color="#000000" fo:font-family="Arial" style:font-family-complex="Arial" fo:font-size="11pt" fo:language="en" fo:country="US"/>
    </style:style>
    <style:style style:family="text" style:name="T255">
      <style:text-properties fo:color="#000000" fo:font-family="Arial" style:font-family-complex="Arial" fo:font-size="11pt" fo:language="en" fo:country="US"/>
    </style:style>
    <style:style style:parent-style-name="646" style:family="paragraph" style:name="P94">
      <style:text-properties fo:color="#000000" fo:font-family="Arial" style:font-family-complex="Arial" fo:font-size="11pt" fo:language="en" fo:country="US"/>
      <style:paragraph-properties/>
    </style:style>
    <style:style style:family="text" style:name="T256">
      <style:text-properties fo:color="#000000" fo:font-family="Arial" style:font-family-complex="Arial" fo:font-size="11pt" fo:language="en" fo:country="US"/>
    </style:style>
    <style:style style:family="text" style:name="T257">
      <style:text-properties fo:color="#000000" fo:font-family="Arial" style:font-family-complex="Arial" fo:font-size="11pt" fo:language="en" fo:country="US"/>
    </style:style>
    <style:style style:family="text" style:name="T258">
      <style:text-properties fo:color="#000000" fo:font-family="Arial" style:font-family-complex="Arial" fo:font-size="11pt" fo:language="en" fo:country="US"/>
    </style:style>
    <style:style style:parent-style-name="646" style:family="paragraph" style:name="P95">
      <style:text-properties fo:color="#000000" fo:font-family="Arial" style:font-family-complex="Arial" fo:font-size="11pt" fo:language="en" fo:country="US"/>
      <style:paragraph-properties/>
    </style:style>
    <style:style style:family="text" style:name="T259">
      <style:text-properties fo:color="#000000" fo:font-family="Arial" style:font-family-complex="Arial" fo:font-size="11pt" fo:language="en" fo:country="US"/>
    </style:style>
    <style:style style:family="text" style:name="T260">
      <style:text-properties fo:color="#000000" fo:font-family="Arial" style:font-family-complex="Arial" fo:font-size="11pt" fo:language="en" fo:country="US"/>
    </style:style>
    <style:style style:family="text" style:name="T261">
      <style:text-properties fo:color="#000000" fo:font-family="Arial" style:font-family-complex="Arial" fo:font-size="11pt" fo:language="en" fo:country="US"/>
    </style:style>
    <style:style style:parent-style-name="646" style:family="paragraph" style:name="P96">
      <style:text-properties fo:color="#000000" fo:font-family="Arial" style:font-family-complex="Arial" fo:font-size="11pt" fo:language="en" fo:country="US"/>
      <style:paragraph-properties/>
    </style:style>
    <style:style style:family="text" style:name="T262">
      <style:text-properties fo:color="#000000" fo:font-family="Arial" style:font-family-complex="Arial" fo:font-size="11pt" fo:language="en" fo:country="US"/>
    </style:style>
    <style:style style:family="text" style:name="T263">
      <style:text-properties fo:color="#000000" fo:font-family="Arial" style:font-family-complex="Arial" fo:font-size="11pt" fo:language="en" fo:country="US"/>
    </style:style>
    <style:style style:family="text" style:name="T264">
      <style:text-properties fo:color="#000000" fo:font-family="Arial" style:font-family-complex="Arial" fo:font-size="11pt" fo:language="en" fo:country="US"/>
    </style:style>
    <style:style style:parent-style-name="646" style:family="paragraph" style:name="P97">
      <style:text-properties fo:color="#000000" fo:font-family="Arial" style:font-family-complex="Arial" fo:font-size="11pt" fo:language="en" fo:country="US"/>
      <style:paragraph-properties/>
    </style:style>
    <style:style style:family="text" style:name="T265">
      <style:text-properties fo:color="#000000" fo:font-family="Arial" style:font-family-complex="Arial" fo:font-size="11pt" fo:language="en" fo:country="US"/>
    </style:style>
    <style:style style:family="text" style:name="T266">
      <style:text-properties fo:color="#000000" fo:font-family="Arial" style:font-family-complex="Arial" fo:font-size="11pt" fo:language="en" fo:country="US"/>
    </style:style>
    <style:style style:family="text" style:name="T267">
      <style:text-properties fo:color="#000000" fo:font-family="Arial" style:font-family-complex="Arial" fo:font-size="11pt" fo:language="en" fo:country="US"/>
    </style:style>
    <style:style style:parent-style-name="646" style:family="paragraph" style:name="P98">
      <style:text-properties fo:color="#000000" fo:font-family="Arial" style:font-family-complex="Arial" fo:font-size="11pt" fo:language="en" fo:country="US"/>
      <style:paragraph-properties/>
    </style:style>
    <style:style style:family="text" style:name="T268">
      <style:text-properties fo:color="#000000" fo:font-family="Arial" style:font-family-complex="Arial" fo:font-size="11pt" fo:language="en" fo:country="US"/>
    </style:style>
    <style:style style:family="text" style:name="T269">
      <style:text-properties fo:color="#000000" fo:font-family="Arial" style:font-family-complex="Arial" fo:font-size="11pt" fo:language="en" fo:country="US"/>
    </style:style>
    <style:style style:family="text" style:name="T270">
      <style:text-properties fo:color="#000000" fo:font-family="Arial" style:font-family-complex="Arial" fo:font-size="11pt" fo:language="en" fo:country="US"/>
    </style:style>
    <style:style style:parent-style-name="646" style:family="paragraph" style:name="P99">
      <style:text-properties fo:color="#000000" fo:font-family="Arial" style:font-family-complex="Arial" fo:font-size="11pt" fo:language="en" fo:country="US"/>
      <style:paragraph-properties/>
    </style:style>
    <style:style style:family="text" style:name="T271">
      <style:text-properties fo:color="#000000" fo:font-family="Arial" style:font-family-complex="Arial" fo:font-size="11pt" fo:language="en" fo:country="US"/>
    </style:style>
    <style:style style:family="text" style:name="T272">
      <style:text-properties fo:color="#000000" fo:font-family="Arial" style:font-family-complex="Arial" fo:font-size="11pt" fo:language="en" fo:country="US"/>
    </style:style>
    <style:style style:family="text" style:name="T273">
      <style:text-properties fo:color="#000000" fo:font-family="Arial" style:font-family-complex="Arial" fo:font-size="11pt" fo:language="en" fo:country="US"/>
    </style:style>
    <style:style style:parent-style-name="646" style:family="paragraph" style:name="P100">
      <style:text-properties fo:color="#000000" fo:font-family="Arial" style:font-family-complex="Arial" fo:font-size="11pt" fo:language="en" fo:country="US"/>
      <style:paragraph-properties/>
    </style:style>
    <style:style style:family="text" style:name="T274">
      <style:text-properties fo:color="#000000" fo:font-family="Arial" style:font-family-complex="Arial" fo:font-size="11pt" fo:language="en" fo:country="US"/>
    </style:style>
    <style:style style:family="text" style:name="T275">
      <style:text-properties fo:color="#000000" fo:font-family="Arial" style:font-family-complex="Arial" fo:font-size="11pt" fo:language="en" fo:country="US"/>
    </style:style>
    <style:style style:family="text" style:name="T276">
      <style:text-properties fo:color="#000000" fo:font-family="Arial" style:font-family-complex="Arial" fo:font-size="11pt" fo:language="en" fo:country="US"/>
    </style:style>
    <style:style style:parent-style-name="646" style:family="paragraph" style:name="P101">
      <style:text-properties fo:color="#000000" fo:font-family="Arial" style:font-family-complex="Arial" fo:font-size="11pt" fo:language="en" fo:country="US"/>
      <style:paragraph-properties/>
    </style:style>
    <style:style style:family="text" style:name="T277">
      <style:text-properties fo:color="#000000" fo:font-family="Arial" style:font-family-complex="Arial" fo:font-size="11pt" fo:language="en" fo:country="US"/>
    </style:style>
    <style:style style:family="text" style:name="T278">
      <style:text-properties fo:color="#000000" fo:font-family="Arial" style:font-family-complex="Arial" fo:font-size="11pt" fo:language="en" fo:country="US"/>
    </style:style>
    <style:style style:family="text" style:name="T279">
      <style:text-properties fo:color="#000000" fo:font-family="Arial" style:font-family-complex="Arial" fo:font-size="11pt" fo:language="en" fo:country="US"/>
    </style:style>
    <style:style style:parent-style-name="646" style:family="paragraph" style:name="P102">
      <style:text-properties fo:color="#000000" fo:font-family="Arial" style:font-family-complex="Arial" fo:font-size="11pt" fo:language="en" fo:country="US"/>
      <style:paragraph-properties/>
    </style:style>
    <style:style style:family="text" style:name="T280">
      <style:text-properties fo:color="#000000" fo:font-family="Arial" style:font-family-complex="Arial" fo:font-size="11pt" fo:language="en" fo:country="US"/>
    </style:style>
    <style:style style:family="text" style:name="T281">
      <style:text-properties fo:color="#000000" fo:font-family="Arial" style:font-family-complex="Arial" fo:font-size="11pt" fo:language="en" fo:country="US"/>
    </style:style>
    <style:style style:family="text" style:name="T282">
      <style:text-properties fo:color="#000000" fo:font-family="Arial" style:font-family-complex="Arial" fo:font-size="11pt" fo:language="en" fo:country="US"/>
    </style:style>
    <style:style style:parent-style-name="646" style:family="paragraph" style:name="P103">
      <style:text-properties fo:color="#000000" fo:font-family="Arial" style:font-family-complex="Arial" fo:font-size="11pt" fo:language="en" fo:country="US"/>
      <style:paragraph-properties/>
    </style:style>
    <style:style style:family="text" style:name="T283">
      <style:text-properties fo:color="#000000" fo:font-family="Arial" style:font-family-complex="Arial" fo:font-size="11pt" fo:language="en" fo:country="US"/>
    </style:style>
    <style:style style:family="text" style:name="T284">
      <style:text-properties fo:color="#000000" fo:font-family="Arial" style:font-family-complex="Arial" fo:font-size="11pt" fo:language="en" fo:country="US"/>
    </style:style>
    <style:style style:family="text" style:name="T285">
      <style:text-properties fo:color="#000000" fo:font-family="Arial" style:font-family-complex="Arial" fo:font-size="11pt" fo:language="en" fo:country="US"/>
    </style:style>
    <style:style style:parent-style-name="646" style:family="paragraph" style:name="P104">
      <style:text-properties fo:color="#000000" fo:font-family="Arial" style:font-family-complex="Arial" fo:font-size="11pt" fo:language="en" fo:country="US"/>
      <style:paragraph-properties/>
    </style:style>
    <style:style style:family="text" style:name="T286">
      <style:text-properties fo:color="#000000" fo:font-family="Arial" style:font-family-complex="Arial" fo:font-size="11pt" fo:language="en" fo:country="US"/>
    </style:style>
    <style:style style:family="text" style:name="T287">
      <style:text-properties fo:color="#000000" fo:font-family="Arial" style:font-family-complex="Arial" fo:font-size="11pt" fo:language="en" fo:country="US"/>
    </style:style>
    <style:style style:family="text" style:name="T288">
      <style:text-properties fo:color="#000000" fo:font-family="Arial" style:font-family-complex="Arial" fo:font-size="11pt" fo:language="en" fo:country="US"/>
    </style:style>
    <style:style style:family="text" style:name="T289">
      <style:text-properties fo:color="#000000" fo:font-family="Arial" style:font-family-complex="Arial" fo:font-size="11pt" fo:language="en" fo:country="US"/>
    </style:style>
    <style:style style:parent-style-name="646" style:family="paragraph" style:name="P105">
      <style:text-properties fo:color="#000000" fo:font-family="Arial" style:font-family-complex="Arial" fo:font-size="11pt" fo:language="en" fo:country="US"/>
      <style:paragraph-properties/>
    </style:style>
    <style:style style:family="text" style:name="T290">
      <style:text-properties fo:color="#000000" fo:font-family="Arial" style:font-family-complex="Arial" fo:font-size="11pt" fo:language="en" fo:country="US"/>
    </style:style>
    <style:style style:family="text" style:name="T291">
      <style:text-properties fo:color="#000000" fo:font-family="Arial" style:font-family-complex="Arial" fo:font-size="11pt" fo:language="en" fo:country="US"/>
    </style:style>
    <style:style style:family="text" style:name="T292">
      <style:text-properties fo:color="#000000" fo:font-family="Arial" style:font-family-complex="Arial" fo:font-size="11pt" fo:language="en" fo:country="US"/>
    </style:style>
    <style:style style:parent-style-name="646" style:family="paragraph" style:name="P106">
      <style:text-properties fo:color="#000000" fo:font-family="Arial" style:font-family-complex="Arial" fo:font-size="11pt" fo:language="en" fo:country="US"/>
      <style:paragraph-properties/>
    </style:style>
    <style:style style:family="text" style:name="T293">
      <style:text-properties fo:color="#000000" fo:font-family="Arial" style:font-family-complex="Arial" fo:font-size="11pt" fo:language="en" fo:country="US"/>
    </style:style>
    <style:style style:family="text" style:name="T294">
      <style:text-properties fo:color="#000000" fo:font-family="Arial" style:font-family-complex="Arial" fo:font-size="11pt" fo:language="en" fo:country="US"/>
    </style:style>
    <style:style style:family="text" style:name="T295">
      <style:text-properties fo:color="#000000" fo:font-family="Arial" style:font-family-complex="Arial" fo:font-size="11pt" fo:language="en" fo:country="US"/>
    </style:style>
    <style:style style:parent-style-name="646" style:family="paragraph" style:name="P107">
      <style:text-properties fo:color="#000000" fo:font-family="Arial" style:font-family-complex="Arial" fo:font-size="11pt" fo:language="en" fo:country="US"/>
      <style:paragraph-properties/>
    </style:style>
    <style:style style:family="text" style:name="T296">
      <style:text-properties fo:color="#000000" fo:font-family="Arial" style:font-family-complex="Arial" fo:font-size="11pt" fo:language="en" fo:country="US"/>
    </style:style>
    <style:style style:family="text" style:name="T297">
      <style:text-properties fo:color="#000000" fo:font-family="Arial" style:font-family-complex="Arial" fo:font-size="11pt" fo:language="en" fo:country="US"/>
    </style:style>
    <style:style style:family="text" style:name="T298">
      <style:text-properties fo:color="#000000" fo:font-family="Arial" style:font-family-complex="Arial" fo:font-size="11pt" fo:language="en" fo:country="US"/>
    </style:style>
    <style:style style:parent-style-name="646" style:family="paragraph" style:name="P108">
      <style:text-properties fo:color="#000000" fo:font-family="Arial" style:font-family-complex="Arial" fo:font-size="11pt" fo:language="en" fo:country="US"/>
      <style:paragraph-properties/>
    </style:style>
    <style:style style:family="text" style:name="T299">
      <style:text-properties fo:color="#000000" fo:font-family="Arial" style:font-family-complex="Arial" fo:font-size="11pt" fo:language="en" fo:country="US"/>
    </style:style>
    <style:style style:family="text" style:name="T300">
      <style:text-properties fo:color="#000000" fo:font-family="Arial" style:font-family-complex="Arial" fo:font-size="11pt" fo:language="en" fo:country="US"/>
    </style:style>
    <style:style style:family="text" style:name="T301">
      <style:text-properties fo:color="#000000" fo:font-family="Arial" style:font-family-complex="Arial" fo:font-size="11pt" fo:language="en" fo:country="US"/>
    </style:style>
    <style:style style:parent-style-name="646" style:family="paragraph" style:name="P109">
      <style:text-properties fo:color="#000000" fo:font-family="Arial" style:font-family-complex="Arial" fo:font-size="11pt" fo:language="en" fo:country="US"/>
      <style:paragraph-properties/>
    </style:style>
    <style:style style:family="text" style:name="T302">
      <style:text-properties fo:color="#000000" fo:font-family="Arial" style:font-family-complex="Arial" fo:font-size="11pt" fo:language="en" fo:country="US"/>
    </style:style>
    <style:style style:family="text" style:name="T303">
      <style:text-properties fo:color="#000000" fo:font-family="Arial" style:font-family-complex="Arial" fo:font-size="11pt" fo:language="en" fo:country="US"/>
    </style:style>
    <style:style style:family="text" style:name="T304">
      <style:text-properties fo:color="#000000" fo:font-family="Arial" style:font-family-complex="Arial" fo:font-size="11pt" fo:language="en" fo:country="US"/>
    </style:style>
    <style:style style:family="text" style:name="T305">
      <style:text-properties fo:color="#000000" fo:font-family="Arial" style:font-family-complex="Arial" fo:font-size="11pt" fo:language="en" fo:country="US"/>
    </style:style>
    <style:style style:parent-style-name="646" style:family="paragraph" style:name="P110">
      <style:text-properties fo:color="#000000" fo:font-family="Arial" style:font-family-complex="Arial" fo:font-size="11pt" fo:language="en" fo:country="US"/>
      <style:paragraph-properties/>
    </style:style>
    <style:style style:family="text" style:name="T306">
      <style:text-properties fo:color="#000000" fo:font-family="Arial" style:font-family-complex="Arial" fo:font-size="11pt" fo:language="en" fo:country="US"/>
    </style:style>
    <style:style style:family="text" style:name="T307">
      <style:text-properties fo:color="#000000" fo:font-family="Arial" style:font-family-complex="Arial" fo:font-size="11pt" fo:language="en" fo:country="US"/>
    </style:style>
    <style:style style:family="text" style:name="T308">
      <style:text-properties fo:color="#000000" fo:font-family="Arial" style:font-family-complex="Arial" fo:font-size="11pt" fo:language="en" fo:country="US"/>
    </style:style>
    <style:style style:parent-style-name="683" style:list-style-name="WWNum2" style:family="paragraph" style:name="P111">
      <style:text-properties fo:color="#000000" fo:font-family="Arial" style:font-family-complex="Arial" fo:font-size="11pt" fo:language="en" fo:country="US"/>
      <style:paragraph-properties fo:margin-top="0pt" fo:margin-bottom="0pt"/>
    </style:style>
    <style:style style:family="text" style:name="T309">
      <style:text-properties fo:color="#000000" fo:font-family="Arial" style:font-family-complex="Arial" fo:font-size="11pt" fo:language="en" fo:country="US"/>
    </style:style>
    <style:style style:family="text" style:name="T310">
      <style:text-properties fo:color="#000000" fo:font-family="Arial" style:font-family-complex="Arial" fo:font-size="11pt" fo:language="en" fo:country="US"/>
    </style:style>
    <style:style style:family="text" style:name="T311">
      <style:text-properties fo:color="#000000" fo:font-family="Arial" style:font-family-complex="Arial" fo:font-size="11pt" fo:language="en" fo:country="US"/>
    </style:style>
    <style:style style:parent-style-name="683" style:list-style-name="WWNum2" style:family="paragraph" style:name="P112">
      <style:text-properties fo:color="#000000" fo:font-family="Arial" style:font-family-complex="Arial" fo:font-size="11pt" fo:language="en" fo:country="US"/>
      <style:paragraph-properties fo:margin-top="0pt" fo:margin-bottom="0pt"/>
    </style:style>
    <style:style style:family="text" style:name="T312">
      <style:text-properties fo:color="#000000" fo:font-family="Arial" style:font-family-complex="Arial" fo:font-size="11pt" fo:language="en" fo:country="US"/>
    </style:style>
    <style:style style:family="text" style:name="T313">
      <style:text-properties fo:color="#000000" fo:font-family="Arial" style:font-family-complex="Arial" fo:font-size="11pt" fo:language="en" fo:country="US"/>
    </style:style>
    <style:style style:family="text" style:name="T314">
      <style:text-properties fo:color="#000000" fo:font-family="Arial" style:font-family-complex="Arial" fo:font-size="11pt" fo:language="en" fo:country="US"/>
    </style:style>
    <style:style style:parent-style-name="683" style:list-style-name="WWNum2" style:family="paragraph" style:name="P113">
      <style:text-properties fo:color="#000000" fo:font-family="Arial" style:font-family-complex="Arial" fo:font-size="11pt" fo:language="en" fo:country="US"/>
      <style:paragraph-properties fo:margin-top="0pt" fo:margin-bottom="0pt"/>
    </style:style>
    <style:style style:family="text" style:name="T315">
      <style:text-properties fo:color="#000000" fo:font-family="Arial" style:font-family-complex="Arial" fo:font-size="11pt" fo:language="en" fo:country="US"/>
    </style:style>
    <style:style style:family="text" style:name="T316">
      <style:text-properties fo:color="#000000" fo:font-family="Arial" style:font-family-complex="Arial" fo:font-size="11pt" fo:language="en" fo:country="US"/>
    </style:style>
    <style:style style:family="text" style:name="T317">
      <style:text-properties fo:color="#000000" fo:font-family="Arial" style:font-family-complex="Arial" fo:font-size="11pt" fo:language="en" fo:country="US"/>
    </style:style>
    <style:style style:parent-style-name="683" style:list-style-name="WWNum2" style:family="paragraph" style:name="P114">
      <style:text-properties fo:color="#000000" fo:font-family="Arial" style:font-family-complex="Arial" fo:font-size="11pt" fo:language="en" fo:country="US"/>
      <style:paragraph-properties fo:margin-top="0pt" fo:margin-bottom="10pt"/>
    </style:style>
    <style:style style:family="text" style:name="T318">
      <style:text-properties fo:color="#000000" fo:font-family="Arial" style:font-family-complex="Arial" fo:font-size="11pt" fo:language="en" fo:country="US"/>
    </style:style>
    <style:style style:family="text" style:name="T319">
      <style:text-properties fo:color="#000000" fo:font-family="Arial" style:font-family-complex="Arial" fo:font-size="11pt" fo:language="en" fo:country="US"/>
    </style:style>
    <style:style style:family="text" style:name="T320">
      <style:text-properties fo:color="#000000" fo:font-family="Arial" style:font-family-complex="Arial" fo:font-size="11pt" fo:language="en" fo:country="US"/>
    </style:style>
    <style:style style:parent-style-name="646" style:family="paragraph" style:name="P115">
      <style:text-properties fo:color="#000000" fo:font-family="Arial" style:font-family-complex="Arial" fo:font-size="11pt" fo:language="en" fo:country="US"/>
      <style:paragraph-properties/>
    </style:style>
    <style:style style:family="text" style:name="T321">
      <style:text-properties fo:color="#000000" fo:font-family="Arial" style:font-family-complex="Arial" fo:font-size="11pt" fo:language="en" fo:country="US"/>
    </style:style>
    <style:style style:family="text" style:name="T322">
      <style:text-properties fo:color="#000000" fo:font-family="Arial" style:font-family-complex="Arial" fo:font-size="11pt" fo:language="en" fo:country="US"/>
    </style:style>
    <style:style style:family="text" style:name="T323">
      <style:text-properties fo:color="#000000" fo:font-family="Arial" style:font-family-complex="Arial" fo:font-size="11pt" fo:language="en" fo:country="US"/>
    </style:style>
    <style:style style:parent-style-name="646" style:family="paragraph" style:name="P116">
      <style:text-properties fo:color="#000000" fo:font-family="Arial" style:font-family-complex="Arial" fo:font-size="11pt" fo:language="en" fo:country="US"/>
      <style:paragraph-properties/>
    </style:style>
    <style:style style:family="text" style:name="T324">
      <style:text-properties fo:color="#000000" fo:font-family="Arial" style:font-family-complex="Arial" fo:font-size="11pt" fo:language="en" fo:country="US"/>
    </style:style>
    <style:style style:family="text" style:name="T325">
      <style:text-properties fo:color="#000000" fo:font-family="Arial" style:font-family-complex="Arial" fo:font-size="11pt" fo:language="en" fo:country="US"/>
    </style:style>
    <style:style style:family="text" style:name="T326">
      <style:text-properties fo:color="#000000" fo:font-family="Arial" style:font-family-complex="Arial" fo:font-size="11pt" fo:language="en" fo:country="US"/>
    </style:style>
    <style:style style:family="text" style:name="T327">
      <style:text-properties fo:color="#000000" fo:font-family="Arial" style:font-family-complex="Arial" fo:font-size="11pt" fo:language="en" fo:country="US"/>
    </style:style>
    <style:style style:parent-style-name="646" style:family="paragraph" style:name="P117">
      <style:text-properties fo:color="#000000" fo:font-family="Arial" style:font-family-complex="Arial" fo:font-size="11pt" fo:language="en" fo:country="US"/>
      <style:paragraph-properties/>
    </style:style>
    <style:style style:family="text" style:name="T328">
      <style:text-properties fo:color="#000000" fo:font-family="Arial" style:font-family-complex="Arial" fo:font-size="11pt" fo:language="en" fo:country="US"/>
    </style:style>
    <style:style style:family="text" style:name="T329">
      <style:text-properties fo:color="#000000" fo:font-family="Arial" style:font-family-complex="Arial" fo:font-size="11pt" fo:language="en" fo:country="US"/>
    </style:style>
    <style:style style:family="text" style:name="T330">
      <style:text-properties fo:color="#000000" fo:font-family="Arial" style:font-family-complex="Arial" fo:font-size="11pt" fo:language="en" fo:country="US"/>
    </style:style>
    <style:style style:family="text" style:name="T331">
      <style:text-properties fo:color="#000000" fo:font-family="Arial" style:font-family-complex="Arial" fo:font-size="11pt" fo:language="en" fo:country="US"/>
    </style:style>
    <style:style style:parent-style-name="646" style:family="paragraph" style:name="P118">
      <style:text-properties fo:color="#000000" fo:font-family="Arial" style:font-family-complex="Arial" fo:font-size="11pt" fo:language="en" fo:country="US"/>
      <style:paragraph-properties/>
    </style:style>
    <style:style style:family="text" style:name="T332">
      <style:text-properties fo:color="#000000" fo:font-family="Arial" style:font-family-complex="Arial" fo:font-size="11pt" fo:language="en" fo:country="US"/>
    </style:style>
    <style:style style:family="text" style:name="T333">
      <style:text-properties fo:color="#000000" fo:font-family="Arial" style:font-family-complex="Arial" fo:font-size="11pt" fo:language="en" fo:country="US"/>
    </style:style>
    <style:style style:family="text" style:name="T334">
      <style:text-properties fo:color="#000000" fo:font-family="Arial" style:font-family-complex="Arial" fo:font-size="11pt" fo:language="en" fo:country="US"/>
    </style:style>
    <style:style style:parent-style-name="646" style:family="paragraph" style:name="P119">
      <style:text-properties fo:color="#000000" fo:font-family="Arial" style:font-family-complex="Arial" fo:font-size="11pt" fo:language="en" fo:country="US"/>
      <style:paragraph-properties/>
    </style:style>
    <style:style style:family="text" style:name="T335">
      <style:text-properties fo:color="#000000" fo:font-family="Arial" style:font-family-complex="Arial" fo:font-size="11pt" fo:language="en" fo:country="US"/>
    </style:style>
    <style:style style:family="text" style:name="T336">
      <style:text-properties fo:color="#000000" fo:font-family="Arial" style:font-family-complex="Arial" fo:font-size="11pt" fo:language="en" fo:country="US"/>
    </style:style>
    <style:style style:family="text" style:name="T337">
      <style:text-properties fo:color="#000000" fo:font-family="Arial" style:font-family-complex="Arial" fo:font-size="11pt" fo:language="en" fo:country="US"/>
    </style:style>
    <style:style style:parent-style-name="646" style:family="paragraph" style:name="P120">
      <style:text-properties fo:color="#000000" fo:font-family="Arial" style:font-family-complex="Arial" fo:font-size="11pt" fo:language="en" fo:country="US"/>
      <style:paragraph-properties/>
    </style:style>
    <style:style style:family="text" style:name="T338">
      <style:text-properties fo:color="#000000" fo:font-family="Arial" style:font-family-complex="Arial" fo:font-size="11pt" fo:language="en" fo:country="US"/>
    </style:style>
    <style:style style:family="text" style:name="T339">
      <style:text-properties fo:color="#000000" fo:font-family="Arial" style:font-family-complex="Arial" fo:font-size="11pt" fo:language="en" fo:country="US"/>
    </style:style>
    <style:style style:family="text" style:name="T340">
      <style:text-properties fo:color="#000000" fo:font-family="Arial" style:font-family-complex="Arial" fo:font-size="11pt" fo:language="en" fo:country="US"/>
    </style:style>
    <style:style style:parent-style-name="646" style:family="paragraph" style:name="P121">
      <style:text-properties fo:color="#000000" fo:font-family="Arial" style:font-family-complex="Arial" fo:font-size="11pt" fo:language="en" fo:country="US"/>
      <style:paragraph-properties/>
    </style:style>
    <style:style style:family="text" style:name="T341">
      <style:text-properties fo:color="#000000" fo:font-family="Arial" style:font-family-complex="Arial" fo:font-size="11pt" fo:language="en" fo:country="US"/>
    </style:style>
    <style:style style:family="text" style:name="T342">
      <style:text-properties fo:color="#000000" fo:font-family="Arial" style:font-family-complex="Arial" fo:font-size="11pt" fo:language="en" fo:country="US"/>
    </style:style>
    <style:style style:family="text" style:name="T343">
      <style:text-properties fo:color="#000000" fo:font-family="Arial" style:font-family-complex="Arial" fo:font-size="11pt" fo:language="en" fo:country="US"/>
    </style:style>
    <style:style style:family="text" style:name="T344">
      <style:text-properties fo:color="#000000" fo:font-family="Arial" style:font-family-complex="Arial" fo:font-size="11pt" fo:language="en" fo:country="US"/>
    </style:style>
    <style:style style:parent-style-name="646" style:family="paragraph" style:name="P122">
      <style:text-properties fo:color="#000000" fo:font-family="Arial" style:font-family-complex="Arial" fo:font-size="11pt" fo:language="en" fo:country="US"/>
      <style:paragraph-properties/>
    </style:style>
    <style:style style:family="text" style:name="T345">
      <style:text-properties fo:color="#000000" fo:font-family="Arial" style:font-family-complex="Arial" fo:font-size="11pt" fo:language="en" fo:country="US"/>
    </style:style>
    <style:style style:family="text" style:name="T346">
      <style:text-properties fo:color="#000000" fo:font-family="Arial" style:font-family-complex="Arial" fo:font-size="11pt" fo:language="en" fo:country="US"/>
    </style:style>
    <style:style style:family="text" style:name="T347">
      <style:text-properties fo:color="#000000" fo:font-family="Arial" style:font-family-complex="Arial" fo:font-size="11pt" fo:language="en" fo:country="US"/>
    </style:style>
    <style:style style:parent-style-name="646" style:family="paragraph" style:name="P123">
      <style:text-properties fo:color="#000000" fo:font-family="Arial" style:font-family-complex="Arial" fo:font-size="11pt" fo:language="en" fo:country="US"/>
      <style:paragraph-properties/>
    </style:style>
    <style:style style:family="text" style:name="T348">
      <style:text-properties fo:color="#000000" fo:font-family="Arial" style:font-family-complex="Arial" fo:font-size="11pt" fo:language="en" fo:country="US"/>
    </style:style>
    <style:style style:family="text" style:name="T349">
      <style:text-properties fo:color="#000000" fo:font-family="Arial" style:font-family-complex="Arial" fo:font-size="11pt" fo:language="en" fo:country="US"/>
    </style:style>
    <style:style style:family="text" style:name="T350">
      <style:text-properties fo:color="#000000" fo:font-family="Arial" style:font-family-complex="Arial" fo:font-size="11pt" fo:language="en" fo:country="US"/>
    </style:style>
    <style:style style:parent-style-name="646" style:family="paragraph" style:name="P124">
      <style:text-properties fo:color="#000000" fo:font-family="Arial" style:font-family-complex="Arial" fo:font-size="11pt" fo:language="en" fo:country="US"/>
      <style:paragraph-properties/>
    </style:style>
    <style:style style:family="text" style:name="T351">
      <style:text-properties fo:color="#000000" fo:font-family="Arial" style:font-family-complex="Arial" fo:font-size="11pt" fo:language="en" fo:country="US"/>
    </style:style>
    <style:style style:family="text" style:name="T352">
      <style:text-properties fo:color="#000000" fo:font-family="Arial" style:font-family-complex="Arial" fo:font-size="11pt" fo:language="en" fo:country="US"/>
    </style:style>
    <style:style style:family="text" style:name="T353">
      <style:text-properties fo:color="#000000" fo:font-family="Arial" style:font-family-complex="Arial" fo:font-size="11pt" fo:language="en" fo:country="US"/>
    </style:style>
  </office:automatic-styles>
  <office:body>
    <office:text text:use-soft-page-breaks="true">
      <text:p text:style-name="P56"><text:span text:style-name="T124">Addition:</text:span><text:span text:style-name="T125"> Addition is the most basic operation. It represents a change by a certain amount</text:span><text:span text:style-name="T126"/><text:span text:style-name="T127"/></text:p>
      <text:p text:style-name="P57"><text:span text:style-name="T128"/><text:span text:style-name="T129">Multiplication is the second basic operation. It represents stretching or squishing </text:span><text:span text:style-name="T130">another number by a certain amount. Imagine a rubber band. Multiplying its length by P is the same as stretching the band so it is P long for every 1 length of the band.</text:span><text:span text:style-name="T131"/><text:span text:style-name="T132"/></text:p>
      <text:p text:style-name="P58"><text:span text:style-name="T133">Negatives:</text:span><text:span text:style-name="T134"> A number in the opposite direction, or less than 0. If it added to another number is 0, such as 5 and -5, then they are called "additive inverses", becuase when added together their changes cancel each other out.</text:span><text:span text:style-name="T135"/><text:span text:style-name="T136"/></text:p>
      <text:p text:style-name="P59"><text:span text:style-name="T137">Negative of a Negative: A number in the opposite direction of the opposite direction of a number is in the same direction of that number. It is written as -(-number), which is the same as<text:s text:c="2"/>that number. </text:span><text:span text:style-name="T138"/><text:span text:style-name="T139"/></text:p>
      <text:p text:style-name="P60"><text:span text:style-name="T140">\subchapter{PEMA}{}{}{When writing expressions, we write and use them in a certain order to avoid confusion. First, compute the parentheses. Then, compute the exponents, then Multiplication, and finally Addition}{Addition}</text:span><text:span text:style-name="T141"/><text:span text:style-name="T142"/></text:p>
      <text:p text:style-name="P61"><text:span text:style-name="T143">\subchapter{Additive Associativity}{}{}{When adding, computation can be grouped in any way. In other words : (A+B)+C = A+(B+C)}{Addition}</text:span><text:span text:style-name="T144"/><text:span text:style-name="T145"/></text:p>
      <text:p text:style-name="P62"><text:span text:style-name="T146">\subchapter{Additive Commutativity}{}{}{The order of adding does not matter. In other words : A+B = B + A}{Addition}</text:span><text:span text:style-name="T147"/><text:span text:style-name="T148"/></text:p>
      <text:p text:style-name="P63"><text:span text:style-name="T149">\subchapter{Distributivity}{}{}{Multiplying by a full expression is the same as multiplying by each part of the expression. In other words : A*(B+C) = (A*B) + (A*C)}{Addition}</text:span><text:span text:style-name="T150"/><text:span text:style-name="T151"/></text:p>
      <text:p text:style-name="P64"><text:span text:style-name="T152">\subchapter{Multiplicative Commutativity}{}{}{The order of multiplying does not matter. In other words : A * B = B * A}{Addition}</text:span><text:span text:style-name="T153"/><text:span text:style-name="T154"/></text:p>
      <text:p text:style-name="P65"><text:span text:style-name="T155">Equality: = means “Same As”. </text:span><text:span text:style-name="T156"/><text:span text:style-name="T157"/></text:p>
      <text:p text:style-name="P66"><text:span text:style-name="T158">Manipulating Equality: What happens to one side of an equation must happen to the other side. For example, If 3 = 3, then clearly 3 + 5 = 3 + 5 and 8 = 8.</text:span><text:span text:style-name="T159"/><text:span text:style-name="T160"/></text:p>
      <text:p text:style-name="P67"><text:span text:style-name="T161">Multiplicative Associativity: </text:span><text:span text:style-name="T162">(A*B)*C = A*(B*C)</text:span><text:span text:style-name="T163"/><text:span text:style-name="T164"/></text:p>
      <text:p text:style-name="P68"><text:span text:style-name="T165">____</text:span><text:span text:style-name="T166"/><text:span text:style-name="T167"/></text:p>
      <text:p text:style-name="P69"><text:span text:style-name="T168">Ratios as a Fraction: <text:tab/></text:span><text:span text:style-name="T169">A certain quantity </text:span><text:span text:style-name="T170">per</text:span><text:span text:style-name="T171"> another quantity is a fraction. A/B</text:span><text:span text:style-name="T172"/><text:span text:style-name="T173"/></text:p>
      <text:p text:style-name="P70"><text:span text:style-name="T174"/><text:span text:style-name="T175">F</text:span><text:span text:style-name="T176">ractions as pa</text:span><text:span text:style-name="T177">rts of</text:span><text:span text:style-name="T178"> a whole: If we have a whole made of length 4, then there are 4 equal parts of length 1. There is 1 long part for every 4 long part . If the whole is length 1, then if there are 4 parts, then each part is length ¼. 3 parts of length ¼ has a total length ¾ </text:span><text:span text:style-name="T179"/><text:span text:style-name="T180"/></text:p>
      <text:p text:style-name="P71"><text:span text:style-name="T181">Multiplying Fractions: If we have a length ¼, and we take 3/2 of that, then ¼ * 3/2, then we have a length of 3/8 which is the same</text:span><text:span text:style-name="T182"/><text:span text:style-name="T183"/></text:p>
      <text:p text:style-name="P72"><text:span text:style-name="T184">Reciprocal and the Multiplicative Inverse: </text:span><text:span text:style-name="T185">A for every B and B for every A have a special relationship. They are called inverses, because they undo each other.</text:span><text:span text:style-name="T186"/><text:span text:style-name="T187"/></text:p>
      <text:p text:style-name="P73"><text:span text:style-name="T188">Comparing using Same Size Parts: We can only deal with fractions together using same-size parts. We can chop up one fraction by multiplying it by another fraction equal to one. 3/5 is the same as 6/10 because 2/2 = 1 and 3/5 * 2/2 = 6/10</text:span><text:span text:style-name="T189"/><text:span text:style-name="T190"/></text:p>
      <text:p text:style-name="P74"><text:span text:style-name="T191">Adding Fractions: </text:span><text:span text:style-name="T192">When adding fractions, break up each fraction so that they are in terms of same-size parts. We then can deal with the addition. 2/3 – 3/8 = 16/24 – 9/24 = 7/24. </text:span><text:span text:style-name="T193"/><text:span text:style-name="T194"/></text:p>
      <text:p text:style-name="P75"><text:span text:style-name="T195">___</text:span><text:span text:style-name="T196"/><text:span text:style-name="T197"/></text:p>
      <text:p text:style-name="P76"><text:span text:style-name="T198">Variables: We use a letter or symbol to represent a number which isn’t already known, such as X. 2x + 3 = 6 means that 2*(some number) + 3 = 6. </text:span><text:span text:style-name="T199"/><text:span text:style-name="T200"/></text:p>
      <text:p text:style-name="P77"><text:span text:style-name="T201">Using Variables in Equality: Writing our equality using x shows us what x is used as. We can use properties of equations to help us figure out what x is. 2x + 3 - 3 + 6 - 3. 2x = 3. 2x * (1/2) = 3 * (1/2). X = 3/2.</text:span><text:span text:style-name="T202"/><text:span text:style-name="T203"/></text:p>
      <text:p text:style-name="P78"><text:span text:style-name="T204">____</text:span><text:span text:style-name="T205"/><text:span text:style-name="T206"/></text:p>
      <text:p text:style-name="P79"><text:span text:style-name="T207">Area and Units of </text:span><text:span text:style-name="T208">Area: Area is how much space an object takes up. When measuring a 2d shape, we find how many 1x1 squares the object fills. When measuring the area of a 3d shape, we find how many 1x1x1 squares the object fills. (We will discuss this further with integrals)</text:span><text:span text:style-name="T209"/><text:span text:style-name="T210"/></text:p>
      <text:p text:style-name="P80"><text:span text:style-name="T211">Sur</text:span><text:span text:style-name="T212">face: Surface is the size of the edge of an object. When measuring a 2d shape, we find how many 1 long lines fit around the object. When measuring a 3d shape, we find how many 1x1 squares fit around the object. (We will discuss this further with integrals)</text:span><text:span text:style-name="T213"/><text:span text:style-name="T214"/></text:p>
      <text:p text:style-name="P81"><text:span text:style-name="T215">Area of a Rectangle: The area of a rectangle is the x * y. </text:span><text:span text:style-name="T216"/><text:span text:style-name="T217"/></text:p>
      <text:p text:style-name="P82"><text:span text:style-name="T218">Perimeter of a Rectangle: </text:span><text:span text:style-name="T219">The perimeter of the rectangle is the sum of all of the side lengths. Because 2 of the side length of the sides are always the same, 2x+2y is the perimeter, which can also be written as 2(x+y) </text:span><text:span text:style-name="T220"/><text:span text:style-name="T221"/></text:p>
      <text:p text:style-name="P83"><text:span text:style-name="T222">Area of a Right Triangle: All right triangles are rectangles that have been split in half along the diagonal. This means that the area of a right triangle is (x * y) * 1/2.</text:span><text:span text:style-name="T223"/><text:span text:style-name="T224"/></text:p>
      <text:p text:style-name="P84"><text:span text:style-name="T225">Shoelace Theorem: When all vertices have been given, apply the shoelace theorem.</text:span><text:span text:style-name="T226"/><text:span text:style-name="T227"/></text:p>
      <text:p text:style-name="P85"><text:span text:style-name="T228">_____</text:span><text:span text:style-name="T229"/><text:span text:style-name="T230"/></text:p>
      <text:p text:style-name="P86"><text:span text:style-name="T231">Circles: A circle is the shape formed by a line of length “r” rotated on one end until it goes back to its original position. C / 2*r creates a new number to deal with. This is called “pi”, which is approximately 3.14. </text:span><text:span text:style-name="T232"/><text:span text:style-name="T233"/></text:p>
      <text:p text:style-name="P87"><text:span text:style-name="T234">Angles: We define how much we have rotated the line by using pi. When a line is rotated until it reaches its original position, we say it has gone around the circle 2*pi times. When we are talking about angles, this has a special name “2*pi radians” </text:span><text:span text:style-name="T235"/><text:span text:style-name="T236"/></text:p>
      <text:p text:style-name="P88"><text:span text:style-name="T237">Intersections of Lines: When lines intersect each other, they form angles, which is the rotational distance between the two lines. This image shows the various relations between lines. </text:span><text:span text:style-name="T238"/><text:span text:style-name="T239"/></text:p>
      <text:p text:style-name="P89"><text:span text:style-name="T240">Pythagorean Theorem: For a triangle where one angle forms a pi/2 radian angle (which is a right triangle), the lengths of sides are related to one another. In fact, a*a + b*b = c*c, where c is the diagonal length in the triangle.</text:span><text:span text:style-name="T241"/><text:span text:style-name="T242"/></text:p>
      <text:p text:style-name="P90"><text:span text:style-name="T243">Sin, Cos, Tan: If we rotate a line, we can see it has both a height and a width. When it starts, it has width </text:span><text:span text:style-name="T244">but not height. When it rotates pi/2 radians it has height but not width. When x is the angle rotated, the width at each angle (or the adjacent side/the diagonal side) is cos(x). The height at each angle (or the opposite side/the diagonal side) is sin(x). </text:span><text:span text:style-name="T245"/><text:span text:style-name="T246"/></text:p>
      <text:p text:style-name="P91"><text:span text:style-name="T247">Trig Identity: Through pythagorean theorem, this means that if the length of the line is 1, then sin(x) * sin(x) + cos(x) * cos(x) = 1*1 = 1</text:span><text:span text:style-name="T248"/><text:span text:style-name="T249"/></text:p>
      <text:p text:style-name="P92"><text:span text:style-name="T250">______</text:span><text:span text:style-name="T251"/><text:span text:style-name="T252"/></text:p>
      <text:p text:style-name="P93"><text:span text:style-name="T253">Powers of a Number: Growing or shrinking a number by itself some number of times. Growing by 2 3 times is 2*2*2 = 2^3. Shrinking by 2 3 times is 2^-3 = 1/(2^3) = 1/(2*2*2)</text:span><text:span text:style-name="T254"/><text:span text:style-name="T255"/></text:p>
      <text:p text:style-name="P94"><text:span text:style-name="T256">Multiplication: When multiplying a number with an exponent with another number with an exponent, if the bases are the same, you can add the exponent values. A^b * A ^ c = A^(b+c). For example, 2^4 * 2^(-1) = (2*2*2*2)*(1/2) = 2^3. </text:span><text:span text:style-name="T257"/><text:span text:style-name="T258"/></text:p>
      <text:p text:style-name="P95"><text:span text:style-name="T259">Fractional Powers: x^(1/2) * x^(1/2) = x^1 = x. That means that some number, times itself, is x. For example, 16^(1/2) can be either 4 or -4, because those numbers ^2 is 16. Similarly, x^(1/3) is a number which when cubed, is x.</text:span><text:span text:style-name="T260"/><text:span text:style-name="T261"/></text:p>
      <text:p text:style-name="P96"><text:span text:style-name="T262">Power of a Power: We saw that (x^(1/n))^n is x. We can generalize this and say that (x^a)^b is x^(a*b). </text:span><text:span text:style-name="T263"/><text:span text:style-name="T264"/></text:p>
      <text:p text:style-name="P97"><text:span text:style-name="T265">Logarithm: The logarithm base n of x tells us k, where n ^ k = x. Simply put, it “undoes” n^k.</text:span><text:span text:style-name="T266"/><text:span text:style-name="T267"/></text:p>
      <text:p text:style-name="P98"><text:span text:style-name="T268">____</text:span><text:span text:style-name="T269"/><text:span text:style-name="T270"/></text:p>
      <text:p text:style-name="P99"><text:span text:style-name="T271">Relation: A collection of pairs of numbers. The first number is from the “domain”, and the second number is from the “range”</text:span><text:span text:style-name="T272"/><text:span text:style-name="T273"/></text:p>
      <text:p text:style-name="P100"><text:span text:style-name="T274">Function: A collection of pairs of numbers where there for any domain value, there is only one possible range value. </text:span><text:span text:style-name="T275"/><text:span text:style-name="T276"/></text:p>
      <text:p text:style-name="P101"><text:span text:style-name="T277">Injection: A type of function where any range value has exactly one or zero associated values from the domain.</text:span><text:span text:style-name="T278"/><text:span text:style-name="T279"/></text:p>
      <text:p text:style-name="P102"><text:span text:style-name="T280">Surjection: A type of function where every range value has an associated value from the domain.</text:span><text:span text:style-name="T281"/><text:span text:style-name="T282"/></text:p>
      <text:p text:style-name="P103"><text:span text:style-name="T283">General Function: We can create a function of pairs (x, f(x)), where f(x) is the value of an expression using x. This creates input-output pairs, where for an input x, there is an output formed by f(x).</text:span><text:span text:style-name="T284"/><text:span text:style-name="T285"/></text:p>
      <text:p text:style-name="P104"><text:span text:style-name="T286">Bijection and Inverse Functions. A function which is both surjec</text:span><text:span text:style-name="T287">tive and injection is called “bijective”. A bijection function can also be reversed, so that every range value becomes a domain value and every domain value can become a range value. The inverse of the function x, f(x) = x+3 is the function x, f(x) = x-3. </text:span><text:span text:style-name="T288"/><text:span text:style-name="T289"/></text:p>
      <text:p text:style-name="P105"><text:span text:style-name="T290">_______</text:span><text:span text:style-name="T291"/><text:span text:style-name="T292"/></text:p>
      <text:p text:style-name="P106"><text:span text:style-name="T293">Polynomials Functions: Polynomial functions are a type of function where all terms are x^0, x^1, x^2, ... x^n. f(x) = x^2 + 4x + 3 is a polynomial function. f(x) = sin(x) is not a polynomial function.</text:span><text:span text:style-name="T294"/><text:span text:style-name="T295"/></text:p>
      <text:p text:style-name="P107"><text:span text:style-name="T296">Factoring: Polynomial functions can be turned into multiples of other functions. For example, f(x) = x^2 + 4x + 3 = (x+3)(x+1). </text:span><text:span text:style-name="T297"/><text:span text:style-name="T298"/></text:p>
      <text:p text:style-name="P108"><text:span text:style-name="T299">Finding 0s. Factoring is useful for finding the values at which f(x) = 0. F(x)=(x+3)(x+1). 0*(x+1) = 0 and 0*(x+3). This means that if (x+3) = 0 or if (x+1) = 0 then x^2 + 4x + 3 = 0. Therefore, when x is -3 or x is -1, then the whole function is 0. </text:span><text:span text:style-name="T300"/><text:span text:style-name="T301"/></text:p>
      <text:p text:style-name="P109"><text:span text:style-name="T302">Methods of Factoring. If a function can be b</text:span><text:span text:style-name="T303">roken up into p(x-a1)(x-a2)(x-a3)..., where p is a constant and a1, a2, a3,... are the roots, then f(x) = 0 is easy to solve. For a polynomial of degree ax^2 + bx + c, this can be found as a(x- (-b<text:s text:c="2"/>+ root(b^2 - 4ac))/2a)((x- (-b<text:s text:c="2"/>- root(b^2 - 4ac))/2a))<text:s text:c="2"/></text:span><text:span text:style-name="T304"/><text:span text:style-name="T305"/></text:p>
      <text:p text:style-name="P110"><text:span text:style-name="T306">Scaling, Shifting, and Transforming Functions: If we have an original function, represented by f(x), then af(bx + c) + d gives us some transformations which we can do on f. In our transformation then every value of f(x) will be changed by c. </text:span><text:span text:style-name="T307"/><text:span text:style-name="T308"/></text:p>
      <text:list text:style-name="WWNum2" text:continue-numbering="true">
        <text:list-item>
          <text:p text:style-name="P111"><text:span text:style-name="T309">D is a vertical change up or down (If the original value was 2 and c is 3, then our new value is 5). </text:span><text:span text:style-name="T310"/><text:span text:style-name="T311"/></text:p>
        </text:list-item>
        <text:list-item>
          <text:p text:style-name="P112"><text:span text:style-name="T312">A is a vertical scaling of the function f(x) by a constant (If the original value was 2 and c is 5, then our new value is 10). </text:span><text:span text:style-name="T313"/><text:span text:style-name="T314"/></text:p>
        </text:list-item>
        <text:list-item>
          <text:p text:style-name="P113"><text:span text:style-name="T315">The values replacing x are a bit trickier. Where bx + c is 0, so where -c/b, then the transformed function will behave like if the original function takes 0. </text:span><text:span text:style-name="T316"/><text:span text:style-name="T317"/></text:p>
        </text:list-item>
        <text:list-item>
          <text:p text:style-name="P114"><text:span text:style-name="T318">If b is some value, then x will behave like 1 at 1/b. If b is 1/2, then when x = 2, then bx will be 1, and the transformed function will behave like if the original function takes 1, or like a horizontal scaling. </text:span><text:span text:style-name="T319"/><text:span text:style-name="T320"/></text:p>
        </text:list-item>
      </text:list>
      <text:p text:style-name="P115"><text:span text:style-name="T321">________</text:span><text:span text:style-name="T322"/><text:span text:style-name="T323"/></text:p>
      <text:p text:style-name="P116"><text:span text:style-name="T324">Average Rate of Change: If we take two points on a function, (x1, f(x1)) and (x2, f(x2)). The change in the y</text:span><text:span text:style-name="T325"> direction is f(x1) – f(x2), or delta y, and similarly the change in the x direction is x1 – x2 or delta x. On average, the rate at which y changed compared to x is delta f(x) / delta x. This is true on average, but at any given point this may not be true.</text:span><text:span text:style-name="T326"/><text:span text:style-name="T327"/></text:p>
      <text:p text:style-name="P117"><text:span text:style-name="T328">dx, dy and Instantaneous Rate of Change. If we make our points closer together (ie make delta x smaller), then</text:span><text:span text:style-name="T329"> our average rate of change will be more accurate at any point. The smallest possible delta x we can take is called dx, a slice of x. The smallest slice of f(x) we can take is df(x), a slice of y. The ratio df(x)/dx is how fast f(x) is changing at any x.<text:s text:c="2"/></text:span><text:span text:style-name="T330"/><text:span text:style-name="T331"/></text:p>
      <text:p text:style-name="P118"><text:span text:style-name="T332">Derivative of Polynomial. A polynomial is very easy to take the derivative of. dX^n/dx = n*x^n-1.<text:s text:c="2"/></text:span><text:span text:style-name="T333"/><text:span text:style-name="T334"/></text:p>
      <text:p text:style-name="P119"><text:span text:style-name="T335">Derivative of Trig Functions. D(sin(x))/d(x) = cos(x). D(cos(x))=-sin(x). Etc.</text:span><text:span text:style-name="T336"/><text:span text:style-name="T337"/></text:p>
      <text:p text:style-name="P120"><text:span text:style-name="T338">_____</text:span><text:span text:style-name="T339"/><text:span text:style-name="T340"/></text:p>
      <text:p text:style-name="P121"><text:span text:style-name="T341">Sum of Changes as Total Change. When we take the derivative of f(x), we get a new function called f’(x), showing the rate at which f(x) changes. We kn</text:span><text:span text:style-name="T342">ow that the sum of all the changes is the total amount changed. Each dx of f’(x) represents a change in f(x). If we add together all the dx s, then we know how much f(x) changed by. We call this sum<text:s text:c="2"/>\int f’(x) dx, or the sum of all the dx slices in f’(x).</text:span><text:span text:style-name="T343"/><text:span text:style-name="T344"/></text:p>
      <text:p text:style-name="P122"><text:span text:style-name="T345">Sum of Dxs as Area. The sum of all tiny slices of a function is also the same as the area of a function. This is useful for finding the</text:span><text:span text:style-name="T346"/><text:span text:style-name="T347"/></text:p>
      <text:p text:style-name="P123"><text:span text:style-name="T348">Integral of Polynomial</text:span><text:span text:style-name="T349"/><text:span text:style-name="T350"/></text:p>
      <text:p text:style-name="P124"><text:span text:style-name="T351">Integral of Trig Function</text:span><text:span text:style-name="T352"/><text:span text:style-name="T3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22">
      <style:paragraph-properties/>
    </style:style>
    <style:style style:class="default" style:display-name="DStyle_paragraph" style:family="paragraph" style:name="623">
      <style:text-properties fo:font-size="10pt"/>
      <style:paragraph-properties/>
    </style:style>
    <style:style style:parent-style-name="623" style:class="default" style:display-name="DStyle_paragraph" style:family="paragraph" style:name="624">
      <style:text-properties fo:font-size="10pt"/>
      <style:paragraph-properties/>
    </style:style>
    <style:style style:parent-style-name="623" style:display-name="DStyle_text" style:family="text" style:name="625">
      <style:paragraph-properties/>
    </style:style>
    <style:style style:parent-style-name="624" style:display-name="Normal" style:family="paragraph" style:name="626">
      <style:paragraph-properties/>
    </style:style>
    <style:style style:parent-style-name="623" style:display-name="Hyperlink" style:family="text" style:name="627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3" style:display-name="Internet link" style:family="text" style:name="628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3" style:display-name="Internet link" style:family="text" style:name="629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6" style:display-name="footnote text" style:family="paragraph" style:name="630">
      <style:text-properties fo:font-size="9pt"/>
      <style:paragraph-properties fo:line-height="100%" fo:margin-bottom="2pt"/>
    </style:style>
    <style:style style:parent-style-name="623" style:display-name="footnote reference" style:family="text" style:name="631">
      <style:text-properties style:text-position="super 58%"/>
      <style:paragraph-properties/>
    </style:style>
    <style:style style:parent-style-name="626" style:display-name="endnote text" style:family="paragraph" style:name="632">
      <style:text-properties fo:font-size="10pt"/>
      <style:paragraph-properties fo:line-height="100%" fo:margin-bottom="0pt"/>
    </style:style>
    <style:style style:parent-style-name="623" style:display-name="endnote reference" style:family="text" style:name="633">
      <style:text-properties style:text-position="super 58%"/>
      <style:paragraph-properties/>
    </style:style>
    <style:style style:parent-style-name="626" style:display-name="toc 1" style:family="paragraph" style:name="634">
      <style:paragraph-properties fo:margin-left="0cm" fo:margin-right="0cm" fo:text-indent="0cm" fo:margin-bottom="2.85pt"/>
    </style:style>
    <style:style style:parent-style-name="626" style:display-name="toc 2" style:family="paragraph" style:name="635">
      <style:paragraph-properties fo:margin-left="0.4992cm" fo:margin-right="0cm" fo:text-indent="0cm" fo:margin-bottom="2.85pt"/>
    </style:style>
    <style:style style:parent-style-name="626" style:display-name="toc 3" style:family="paragraph" style:name="636">
      <style:paragraph-properties fo:margin-left="1cm" fo:margin-right="0cm" fo:text-indent="0cm" fo:margin-bottom="2.85pt"/>
    </style:style>
    <style:style style:parent-style-name="626" style:display-name="toc 4" style:family="paragraph" style:name="637">
      <style:paragraph-properties fo:margin-left="1.499cm" fo:margin-right="0cm" fo:text-indent="0cm" fo:margin-bottom="2.85pt"/>
    </style:style>
    <style:style style:parent-style-name="626" style:display-name="toc 5" style:family="paragraph" style:name="638">
      <style:paragraph-properties fo:margin-left="2cm" fo:margin-right="0cm" fo:text-indent="0cm" fo:margin-bottom="2.85pt"/>
    </style:style>
    <style:style style:parent-style-name="626" style:display-name="toc 6" style:family="paragraph" style:name="639">
      <style:paragraph-properties fo:margin-left="2.5cm" fo:margin-right="0cm" fo:text-indent="0cm" fo:margin-bottom="2.85pt"/>
    </style:style>
    <style:style style:parent-style-name="626" style:display-name="toc 7" style:family="paragraph" style:name="640">
      <style:paragraph-properties fo:margin-left="3.001cm" fo:margin-right="0cm" fo:text-indent="0cm" fo:margin-bottom="2.85pt"/>
    </style:style>
    <style:style style:parent-style-name="626" style:display-name="toc 8" style:family="paragraph" style:name="641">
      <style:paragraph-properties fo:margin-left="3.5cm" fo:margin-right="0cm" fo:text-indent="0cm" fo:margin-bottom="2.85pt"/>
    </style:style>
    <style:style style:parent-style-name="626" style:display-name="toc 9" style:family="paragraph" style:name="642">
      <style:paragraph-properties fo:margin-left="4.001cm" fo:margin-right="0cm" fo:text-indent="0cm" fo:margin-bottom="2.85pt"/>
    </style:style>
    <style:style style:parent-style-name="624" style:display-name="TOC Heading" style:family="paragraph" style:name="643">
      <style:paragraph-properties/>
    </style:style>
    <style:style style:parent-style-name="626" style:display-name="table of figures" style:family="paragraph" style:name="644">
      <style:paragraph-properties fo:margin-bottom="0pt"/>
    </style:style>
    <style:style style:parent-style-name="623" style:class="default" style:display-name="DStyle_paragraph" style:family="paragraph" style:name="645">
      <style:text-properties fo:color="#000000" fo:font-family="Arial" style:font-family-complex="Arial" fo:font-size="11pt" fo:language="en" fo:country="US"/>
      <style:paragraph-properties/>
    </style:style>
    <style:style style:parent-style-name="645" style:display-name="Standard" style:family="paragraph" style:name="646">
      <style:text-properties/>
      <style:paragraph-properties fo:line-height="115%" fo:text-align="left" fo:margin-top="0pt" fo:margin-bottom="10pt"/>
    </style:style>
    <style:style style:parent-style-name="646" style:display-name="Heading" style:family="paragraph" style:name="647">
      <style:text-properties fo:font-family="Liberation Sans" style:font-family-complex="Liberation Sans" fo:font-size="14pt"/>
      <style:paragraph-properties fo:margin-top="12pt" fo:margin-bottom="6pt"/>
    </style:style>
    <style:style style:parent-style-name="646" style:display-name="Text body" style:family="paragraph" style:name="648">
      <style:paragraph-properties fo:line-height="115%" fo:margin-top="0pt" fo:margin-bottom="7pt"/>
    </style:style>
    <style:style style:parent-style-name="648" style:display-name="List" style:family="paragraph" style:name="649">
      <style:paragraph-properties/>
    </style:style>
    <style:style style:parent-style-name="646" style:display-name="Caption" style:family="paragraph" style:name="650">
      <style:text-properties fo:color="#4f81bd" fo:font-size="9pt" fo:font-weight="bold"/>
      <style:paragraph-properties fo:line-height="115%"/>
    </style:style>
    <style:style style:parent-style-name="646" style:display-name="Index" style:family="paragraph" style:name="651">
      <style:paragraph-properties/>
    </style:style>
    <style:style style:parent-style-name="646" style:display-name="Heading 1" style:family="paragraph" style:name="652">
      <style:text-properties fo:font-family="Arial" style:font-family-complex="Arial" fo:font-size="20pt"/>
      <style:paragraph-properties fo:margin-top="24pt" fo:margin-bottom="10pt"/>
    </style:style>
    <style:style style:parent-style-name="646" style:display-name="Heading 2" style:family="paragraph" style:name="653">
      <style:text-properties fo:font-family="Arial" style:font-family-complex="Arial" fo:font-size="17pt"/>
      <style:paragraph-properties fo:margin-top="18pt" fo:margin-bottom="10pt"/>
    </style:style>
    <style:style style:parent-style-name="646" style:display-name="Heading 3" style:family="paragraph" style:name="654">
      <style:text-properties fo:font-family="Arial" style:font-family-complex="Arial" fo:font-size="15pt"/>
      <style:paragraph-properties fo:margin-top="16pt" fo:margin-bottom="10pt"/>
    </style:style>
    <style:style style:parent-style-name="646" style:display-name="Heading 4" style:family="paragraph" style:name="655">
      <style:text-properties fo:font-family="Arial" style:font-family-complex="Arial" fo:font-size="13pt" fo:font-weight="bold"/>
      <style:paragraph-properties fo:margin-top="16pt" fo:margin-bottom="10pt"/>
    </style:style>
    <style:style style:parent-style-name="646" style:display-name="Heading 5" style:family="paragraph" style:name="656">
      <style:text-properties fo:font-family="Arial" style:font-family-complex="Arial" fo:font-size="12pt" fo:font-weight="bold"/>
      <style:paragraph-properties fo:margin-top="16pt" fo:margin-bottom="10pt"/>
    </style:style>
    <style:style style:parent-style-name="646" style:display-name="Heading 6" style:family="paragraph" style:name="657">
      <style:text-properties fo:font-family="Arial" style:font-family-complex="Arial" fo:font-size="11pt" fo:font-weight="bold"/>
      <style:paragraph-properties fo:margin-top="16pt" fo:margin-bottom="10pt"/>
    </style:style>
    <style:style style:parent-style-name="646" style:display-name="Heading 7" style:family="paragraph" style:name="65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46" style:display-name="Heading 8" style:family="paragraph" style:name="659">
      <style:text-properties fo:font-family="Arial" style:font-family-complex="Arial" fo:font-size="11pt" fo:font-style="italic"/>
      <style:paragraph-properties fo:margin-top="16pt" fo:margin-bottom="10pt"/>
    </style:style>
    <style:style style:parent-style-name="646" style:display-name="Heading 9" style:family="paragraph" style:name="66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46" style:display-name="Title" style:family="paragraph" style:name="661">
      <style:text-properties fo:font-size="24pt"/>
      <style:paragraph-properties fo:margin-top="15pt" fo:margin-bottom="10pt"/>
    </style:style>
    <style:style style:parent-style-name="646" style:display-name="Subtitle" style:family="paragraph" style:name="662">
      <style:text-properties fo:font-size="12pt"/>
      <style:paragraph-properties fo:margin-top="10pt" fo:margin-bottom="10pt"/>
    </style:style>
    <style:style style:parent-style-name="646" style:display-name="Quote" style:family="paragraph" style:name="663">
      <style:text-properties fo:font-style="italic"/>
      <style:paragraph-properties fo:margin-left="1.27cm" fo:margin-right="1.27cm" fo:text-indent="0cm"/>
    </style:style>
    <style:style style:parent-style-name="646" style:display-name="Intense Quote" style:family="paragraph" style:name="664">
      <style:text-properties fo:font-style="italic"/>
      <style:paragraph-properties fo:margin-left="1.27cm" fo:margin-right="1.27cm" fo:text-indent="0cm" fo:margin-top="0pt" fo:margin-bottom="10pt" fo:background-color="#f2f2f2" fo:border="0.01764cm solid #FFFFFF"/>
    </style:style>
    <style:style style:parent-style-name="646" style:display-name="Header and Footer" style:family="paragraph" style:name="665">
      <style:paragraph-properties/>
    </style:style>
    <style:style style:parent-style-name="646" style:display-name="Header" style:family="paragraph" style:name="666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46" style:display-name="Footer" style:family="paragraph" style:name="667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46" style:display-name="Footnote" style:family="paragraph" style:name="668">
      <style:text-properties fo:font-size="9pt"/>
      <style:paragraph-properties fo:line-height="100%" fo:margin-top="0pt" fo:margin-bottom="2pt"/>
    </style:style>
    <style:style style:parent-style-name="646" style:display-name="Endnote" style:family="paragraph" style:name="669">
      <style:text-properties fo:font-size="10pt"/>
      <style:paragraph-properties fo:line-height="100%" fo:margin-top="0pt" fo:margin-bottom="0pt"/>
    </style:style>
    <style:style style:parent-style-name="646" style:display-name="Contents 1" style:family="paragraph" style:name="670">
      <style:paragraph-properties fo:margin-left="0cm" fo:margin-right="0cm" fo:text-indent="0cm" fo:margin-top="0pt" fo:margin-bottom="2.85pt"/>
    </style:style>
    <style:style style:parent-style-name="646" style:display-name="Contents 2" style:family="paragraph" style:name="671">
      <style:paragraph-properties fo:margin-left="0.4992cm" fo:margin-right="0cm" fo:text-indent="0cm" fo:margin-top="0pt" fo:margin-bottom="2.85pt"/>
    </style:style>
    <style:style style:parent-style-name="646" style:display-name="Contents 3" style:family="paragraph" style:name="672">
      <style:paragraph-properties fo:margin-left="1cm" fo:margin-right="0cm" fo:text-indent="0cm" fo:margin-top="0pt" fo:margin-bottom="2.85pt"/>
    </style:style>
    <style:style style:parent-style-name="646" style:display-name="Contents 4" style:family="paragraph" style:name="673">
      <style:paragraph-properties fo:margin-left="1.499cm" fo:margin-right="0cm" fo:text-indent="0cm" fo:margin-top="0pt" fo:margin-bottom="2.85pt"/>
    </style:style>
    <style:style style:parent-style-name="646" style:display-name="Contents 5" style:family="paragraph" style:name="674">
      <style:paragraph-properties fo:margin-left="2cm" fo:margin-right="0cm" fo:text-indent="0cm" fo:margin-top="0pt" fo:margin-bottom="2.85pt"/>
    </style:style>
    <style:style style:parent-style-name="646" style:display-name="Contents 6" style:family="paragraph" style:name="675">
      <style:paragraph-properties fo:margin-left="2.5cm" fo:margin-right="0cm" fo:text-indent="0cm" fo:margin-top="0pt" fo:margin-bottom="2.85pt"/>
    </style:style>
    <style:style style:parent-style-name="646" style:display-name="Contents 7" style:family="paragraph" style:name="676">
      <style:paragraph-properties fo:margin-left="3.001cm" fo:margin-right="0cm" fo:text-indent="0cm" fo:margin-top="0pt" fo:margin-bottom="2.85pt"/>
    </style:style>
    <style:style style:parent-style-name="646" style:display-name="Contents 8" style:family="paragraph" style:name="677">
      <style:paragraph-properties fo:margin-left="3.5cm" fo:margin-right="0cm" fo:text-indent="0cm" fo:margin-top="0pt" fo:margin-bottom="2.85pt"/>
    </style:style>
    <style:style style:parent-style-name="646" style:display-name="Contents 9" style:family="paragraph" style:name="678">
      <style:paragraph-properties fo:margin-left="4.001cm" fo:margin-right="0cm" fo:text-indent="0cm" fo:margin-top="0pt" fo:margin-bottom="2.85pt"/>
    </style:style>
    <style:style style:parent-style-name="647" style:display-name="Index Heading" style:family="paragraph" style:name="679">
      <style:paragraph-properties/>
    </style:style>
    <style:style style:parent-style-name="645" style:display-name="Contents Heading" style:family="paragraph" style:name="680">
      <style:paragraph-properties fo:line-height="115%" fo:text-align="left" fo:margin-top="0pt" fo:margin-bottom="10pt"/>
    </style:style>
    <style:style style:parent-style-name="646" style:display-name="Figure Index 1" style:family="paragraph" style:name="681">
      <style:paragraph-properties fo:margin-top="0pt" fo:margin-bottom="0pt"/>
    </style:style>
    <style:style style:parent-style-name="646" style:display-name="No Spacing" style:family="paragraph" style:name="682">
      <style:paragraph-properties fo:line-height="100%" fo:margin-top="0pt" fo:margin-bottom="0pt"/>
    </style:style>
    <style:style style:parent-style-name="646" style:display-name="List Paragraph" style:family="paragraph" style:name="683">
      <style:text-properties/>
      <style:paragraph-properties fo:margin-left="1.27cm" fo:margin-right="0cm" fo:text-indent="0cm" fo:margin-top="0pt" fo:margin-bottom="10pt"/>
    </style:style>
    <style:style style:parent-style-name="623" style:display-name="Heading 1 Char" style:family="text" style:name="684">
      <style:text-properties fo:font-family="Arial" style:font-family-complex="Arial" fo:font-size="20pt"/>
      <style:paragraph-properties/>
    </style:style>
    <style:style style:parent-style-name="623" style:display-name="Heading 2 Char" style:family="text" style:name="685">
      <style:text-properties fo:font-family="Arial" style:font-family-complex="Arial" fo:font-size="17pt"/>
      <style:paragraph-properties/>
    </style:style>
    <style:style style:parent-style-name="623" style:display-name="Heading 3 Char" style:family="text" style:name="686">
      <style:text-properties fo:font-family="Arial" style:font-family-complex="Arial" fo:font-size="15pt"/>
      <style:paragraph-properties/>
    </style:style>
    <style:style style:parent-style-name="623" style:display-name="Heading 4 Char" style:family="text" style:name="687">
      <style:text-properties fo:font-family="Arial" style:font-family-complex="Arial" fo:font-size="13pt" fo:font-weight="bold"/>
      <style:paragraph-properties/>
    </style:style>
    <style:style style:parent-style-name="623" style:display-name="Heading 5 Char" style:family="text" style:name="688">
      <style:text-properties fo:font-family="Arial" style:font-family-complex="Arial" fo:font-size="12pt" fo:font-weight="bold"/>
      <style:paragraph-properties/>
    </style:style>
    <style:style style:parent-style-name="623" style:display-name="Heading 6 Char" style:family="text" style:name="689">
      <style:text-properties fo:font-family="Arial" style:font-family-complex="Arial" fo:font-size="11pt" fo:font-weight="bold"/>
      <style:paragraph-properties/>
    </style:style>
    <style:style style:parent-style-name="623" style:display-name="Heading 7 Char" style:family="text" style:name="690">
      <style:text-properties fo:font-family="Arial" style:font-family-complex="Arial" fo:font-size="11pt" fo:font-style="italic" fo:font-weight="bold"/>
      <style:paragraph-properties/>
    </style:style>
    <style:style style:parent-style-name="623" style:display-name="Heading 8 Char" style:family="text" style:name="691">
      <style:text-properties fo:font-family="Arial" style:font-family-complex="Arial" fo:font-size="11pt" fo:font-style="italic"/>
      <style:paragraph-properties/>
    </style:style>
    <style:style style:parent-style-name="623" style:display-name="Heading 9 Char" style:family="text" style:name="692">
      <style:text-properties fo:font-family="Arial" style:font-family-complex="Arial" fo:font-size="10.5pt" fo:font-style="italic"/>
      <style:paragraph-properties/>
    </style:style>
    <style:style style:parent-style-name="623" style:display-name="Title Char" style:family="text" style:name="693">
      <style:text-properties fo:font-size="24pt"/>
      <style:paragraph-properties/>
    </style:style>
    <style:style style:parent-style-name="623" style:display-name="Subtitle Char" style:family="text" style:name="694">
      <style:text-properties fo:font-size="12pt"/>
      <style:paragraph-properties/>
    </style:style>
    <style:style style:parent-style-name="623" style:display-name="Quote Char" style:family="text" style:name="695">
      <style:text-properties fo:font-style="italic"/>
      <style:paragraph-properties/>
    </style:style>
    <style:style style:parent-style-name="623" style:display-name="Intense Quote Char" style:family="text" style:name="696">
      <style:text-properties fo:font-style="italic"/>
      <style:paragraph-properties/>
    </style:style>
    <style:style style:parent-style-name="623" style:display-name="Header Char" style:family="text" style:name="697">
      <style:paragraph-properties/>
    </style:style>
    <style:style style:parent-style-name="623" style:display-name="Footer Char" style:family="text" style:name="698">
      <style:paragraph-properties/>
    </style:style>
    <style:style style:parent-style-name="623" style:display-name="Caption Char" style:family="text" style:name="699">
      <style:paragraph-properties/>
    </style:style>
    <style:style style:parent-style-name="623" style:display-name="Internet link" style:family="text" style:name="70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3" style:display-name="Footnote Text Char" style:family="text" style:name="701">
      <style:text-properties fo:font-size="9pt"/>
      <style:paragraph-properties/>
    </style:style>
    <style:style style:parent-style-name="623" style:display-name="Footnote Symbol" style:family="text" style:name="702">
      <style:text-properties style:text-position="super 58%"/>
      <style:paragraph-properties/>
    </style:style>
    <style:style style:parent-style-name="623" style:display-name="Footnote anchor" style:family="text" style:name="703">
      <style:text-properties style:text-position="super 58%"/>
      <style:paragraph-properties/>
    </style:style>
    <style:style style:parent-style-name="623" style:display-name="Endnote Text Char" style:family="text" style:name="704">
      <style:text-properties fo:font-size="10pt"/>
      <style:paragraph-properties/>
    </style:style>
    <style:style style:parent-style-name="623" style:display-name="Endnote Symbol" style:family="text" style:name="705">
      <style:text-properties style:text-position="super 58%"/>
      <style:paragraph-properties/>
    </style:style>
    <style:style style:parent-style-name="623" style:display-name="Endnote anchor" style:family="text" style:name="706">
      <style:text-properties style:text-position="super 58%"/>
      <style:paragraph-properties/>
    </style:style>
    <style:style style:parent-style-name="623" style:display-name="Default Paragraph Font (WW)" style:family="text" style:name="707">
      <style:paragraph-properties/>
    </style:style>
    <style:style style:parent-style-name="623" style:display-name="ListLabel 1" style:family="text" style:name="708">
      <style:paragraph-properties/>
    </style:style>
    <style:style style:parent-style-name="623" style:display-name="ListLabel 2" style:family="text" style:name="709">
      <style:paragraph-properties/>
    </style:style>
    <style:style style:parent-style-name="623" style:display-name="ListLabel 3" style:family="text" style:name="710">
      <style:paragraph-properties/>
    </style:style>
    <style:style style:parent-style-name="623" style:display-name="ListLabel 4" style:family="text" style:name="711">
      <style:paragraph-properties/>
    </style:style>
    <style:style style:parent-style-name="623" style:display-name="ListLabel 5" style:family="text" style:name="712">
      <style:paragraph-properties/>
    </style:style>
    <style:style style:parent-style-name="623" style:display-name="ListLabel 6" style:family="text" style:name="713">
      <style:paragraph-properties/>
    </style:style>
    <style:style style:parent-style-name="623" style:display-name="ListLabel 7" style:family="text" style:name="714">
      <style:paragraph-properties/>
    </style:style>
    <style:style style:parent-style-name="623" style:display-name="ListLabel 8" style:family="text" style:name="715">
      <style:paragraph-properties/>
    </style:style>
    <style:style style:parent-style-name="623" style:display-name="ListLabel 9" style:family="text" style:name="716">
      <style:paragraph-properties/>
    </style:style>
    <style:style style:class="default" style:display-name="Default Paragraph Font" style:family="text" style:name="717">
      <style:paragraph-properties/>
    </style:style>
    <style:style style:parent-style-name="623" style:display-name="T1" style:family="text" style:name="718">
      <style:paragraph-properties/>
    </style:style>
    <style:style style:parent-style-name="623" style:display-name="T2" style:family="text" style:name="719">
      <style:paragraph-properties/>
    </style:style>
    <style:style style:parent-style-name="623" style:display-name="T3" style:family="text" style:name="720">
      <style:paragraph-properties/>
    </style:style>
    <style:style style:parent-style-name="623" style:display-name="T4" style:family="text" style:name="721">
      <style:paragraph-properties/>
    </style:style>
    <style:style style:parent-style-name="623" style:display-name="T5" style:family="text" style:name="722">
      <style:paragraph-properties/>
    </style:style>
    <style:style style:parent-style-name="623" style:display-name="T6" style:family="text" style:name="723">
      <style:paragraph-properties/>
    </style:style>
    <style:style style:parent-style-name="623" style:display-name="T7" style:family="text" style:name="724">
      <style:paragraph-properties/>
    </style:style>
    <style:style style:parent-style-name="623" style:display-name="T8" style:family="text" style:name="725">
      <style:paragraph-properties/>
    </style:style>
    <style:style style:parent-style-name="623" style:display-name="T9" style:family="text" style:name="726">
      <style:paragraph-properties/>
    </style:style>
    <style:style style:parent-style-name="623" style:display-name="T10" style:family="text" style:name="727">
      <style:text-properties fo:font-family="Arial" style:font-family-complex="Arial"/>
      <style:paragraph-properties/>
    </style:style>
    <style:style style:parent-style-name="623" style:display-name="T11" style:family="text" style:name="728">
      <style:text-properties fo:font-family="'Courier New'" style:font-family-complex="'Courier New'"/>
      <style:paragraph-properties/>
    </style:style>
    <style:style style:parent-style-name="623" style:display-name="T12" style:family="text" style:name="729">
      <style:text-properties fo:font-family="Wingdings" style:font-family-complex="Wingdings"/>
      <style:paragraph-properties/>
    </style:style>
    <style:style style:parent-style-name="623" style:display-name="T13" style:family="text" style:name="730">
      <style:text-properties fo:font-family="Symbol" style:font-family-complex="Symbol"/>
      <style:paragraph-properties/>
    </style:style>
    <style:style style:parent-style-name="623" style:display-name="T14" style:family="text" style:name="731">
      <style:text-properties fo:font-family="'Courier New'" style:font-family-complex="'Courier New'"/>
      <style:paragraph-properties/>
    </style:style>
    <style:style style:parent-style-name="623" style:display-name="T15" style:family="text" style:name="732">
      <style:text-properties fo:font-family="Wingdings" style:font-family-complex="Wingdings"/>
      <style:paragraph-properties/>
    </style:style>
    <style:style style:parent-style-name="623" style:display-name="T16" style:family="text" style:name="733">
      <style:text-properties fo:font-family="Symbol" style:font-family-complex="Symbol"/>
      <style:paragraph-properties/>
    </style:style>
    <style:style style:parent-style-name="623" style:display-name="T17" style:family="text" style:name="734">
      <style:text-properties fo:font-family="'Courier New'" style:font-family-complex="'Courier New'"/>
      <style:paragraph-properties/>
    </style:style>
    <style:style style:parent-style-name="623" style:display-name="T18" style:family="text" style:name="735">
      <style:text-properties fo:font-family="Wingdings" style:font-family-complex="Wingdings"/>
      <style:paragraph-properties/>
    </style:style>
    <style:style style:parent-style-name="623" style:display-name="T19" style:family="text" style:name="736">
      <style:paragraph-properties/>
    </style:style>
    <style:style style:parent-style-name="623" style:display-name="T20" style:family="text" style:name="737">
      <style:paragraph-properties/>
    </style:style>
    <style:style style:parent-style-name="623" style:display-name="T21" style:family="text" style:name="738">
      <style:paragraph-properties/>
    </style:style>
    <style:style style:parent-style-name="623" style:display-name="T22" style:family="text" style:name="739">
      <style:paragraph-properties/>
    </style:style>
    <style:style style:parent-style-name="623" style:display-name="T23" style:family="text" style:name="740">
      <style:paragraph-properties/>
    </style:style>
    <style:style style:parent-style-name="623" style:display-name="T24" style:family="text" style:name="741">
      <style:paragraph-properties/>
    </style:style>
    <style:style style:parent-style-name="623" style:display-name="T25" style:family="text" style:name="742">
      <style:paragraph-properties/>
    </style:style>
    <style:style style:parent-style-name="623" style:display-name="T26" style:family="text" style:name="743">
      <style:paragraph-properties/>
    </style:style>
    <style:style style:parent-style-name="623" style:display-name="T27" style:family="text" style:name="744">
      <style:paragraph-properties/>
    </style:style>
    <style:style style:parent-style-name="623" style:display-name="T1" style:family="text" style:name="745">
      <style:paragraph-properties/>
    </style:style>
    <style:style style:parent-style-name="623" style:display-name="T2" style:family="text" style:name="746">
      <style:paragraph-properties/>
    </style:style>
    <style:style style:parent-style-name="623" style:display-name="T3" style:family="text" style:name="747">
      <style:paragraph-properties/>
    </style:style>
    <style:style style:parent-style-name="623" style:display-name="T4" style:family="text" style:name="748">
      <style:paragraph-properties/>
    </style:style>
    <style:style style:parent-style-name="623" style:display-name="T5" style:family="text" style:name="749">
      <style:paragraph-properties/>
    </style:style>
    <style:style style:parent-style-name="623" style:display-name="T6" style:family="text" style:name="750">
      <style:paragraph-properties/>
    </style:style>
    <style:style style:parent-style-name="623" style:display-name="T7" style:family="text" style:name="751">
      <style:paragraph-properties/>
    </style:style>
    <style:style style:parent-style-name="623" style:display-name="T8" style:family="text" style:name="752">
      <style:paragraph-properties/>
    </style:style>
    <style:style style:parent-style-name="623" style:display-name="T9" style:family="text" style:name="753">
      <style:paragraph-properties/>
    </style:style>
    <style:style style:parent-style-name="623" style:display-name="T10" style:family="text" style:name="754">
      <style:text-properties fo:font-family="Arial" style:font-family-complex="Arial"/>
      <style:paragraph-properties/>
    </style:style>
    <style:style style:parent-style-name="623" style:display-name="T11" style:family="text" style:name="755">
      <style:text-properties fo:font-family="'Courier New'" style:font-family-complex="'Courier New'"/>
      <style:paragraph-properties/>
    </style:style>
    <style:style style:parent-style-name="623" style:display-name="T12" style:family="text" style:name="756">
      <style:text-properties fo:font-family="Wingdings" style:font-family-complex="Wingdings"/>
      <style:paragraph-properties/>
    </style:style>
    <style:style style:parent-style-name="623" style:display-name="T13" style:family="text" style:name="757">
      <style:text-properties fo:font-family="Symbol" style:font-family-complex="Symbol"/>
      <style:paragraph-properties/>
    </style:style>
    <style:style style:parent-style-name="623" style:display-name="T14" style:family="text" style:name="758">
      <style:text-properties fo:font-family="'Courier New'" style:font-family-complex="'Courier New'"/>
      <style:paragraph-properties/>
    </style:style>
    <style:style style:parent-style-name="623" style:display-name="T15" style:family="text" style:name="759">
      <style:text-properties fo:font-family="Wingdings" style:font-family-complex="Wingdings"/>
      <style:paragraph-properties/>
    </style:style>
    <style:style style:parent-style-name="623" style:display-name="T16" style:family="text" style:name="760">
      <style:text-properties fo:font-family="Symbol" style:font-family-complex="Symbol"/>
      <style:paragraph-properties/>
    </style:style>
    <style:style style:parent-style-name="623" style:display-name="T17" style:family="text" style:name="761">
      <style:text-properties fo:font-family="'Courier New'" style:font-family-complex="'Courier New'"/>
      <style:paragraph-properties/>
    </style:style>
    <style:style style:parent-style-name="623" style:display-name="T18" style:family="text" style:name="762">
      <style:text-properties fo:font-family="Wingdings" style:font-family-complex="Wingdings"/>
      <style:paragraph-properties/>
    </style:style>
    <style:style style:parent-style-name="623" style:display-name="T19" style:family="text" style:name="763">
      <style:paragraph-properties/>
    </style:style>
    <style:style style:parent-style-name="623" style:display-name="T20" style:family="text" style:name="764">
      <style:paragraph-properties/>
    </style:style>
    <style:style style:parent-style-name="623" style:display-name="T21" style:family="text" style:name="765">
      <style:paragraph-properties/>
    </style:style>
    <style:style style:parent-style-name="623" style:display-name="T22" style:family="text" style:name="766">
      <style:paragraph-properties/>
    </style:style>
    <style:style style:parent-style-name="623" style:display-name="T23" style:family="text" style:name="767">
      <style:paragraph-properties/>
    </style:style>
    <style:style style:parent-style-name="623" style:display-name="T24" style:family="text" style:name="768">
      <style:paragraph-properties/>
    </style:style>
    <style:style style:parent-style-name="623" style:display-name="T25" style:family="text" style:name="769">
      <style:paragraph-properties/>
    </style:style>
    <style:style style:parent-style-name="623" style:display-name="T26" style:family="text" style:name="770">
      <style:paragraph-properties/>
    </style:style>
    <style:style style:parent-style-name="623" style:display-name="T27" style:family="text" style:name="77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Arial" style:font-family-complex="Arial"/>
    </style:style>
    <style:style style:family="text" style:name="T11">
      <style:text-properties fo:font-family="'Courier New'" style:font-family-complex="'Courier New'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'Courier New'" style:font-family-complex="'Courier New'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'Courier New'" style:font-family-complex="'Courier New'"/>
    </style:style>
    <style:style style:family="text" style:name="T18">
      <style:text-properties fo:font-family="Wingdings" style:font-family-complex="Wingdings"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complex="Aria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'Courier New'" style:font-family-complex="'Courier New'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'Courier New'" style:font-family-complex="'Courier New'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'Courier New'" style:font-family-complex="'Courier New'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3.001cm" fo:margin-right="1.499cm"/>
    </style:page-layout>
    <style:page-layout style:name="Mpm2">
      <style:page-layout-properties fo:page-width="21cm" fo:page-height="29.7cm" style:print-orientation="landscape" fo:margin-top="2cm" fo:margin-bottom="2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